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4.038cm" fo:padding-top="0.142cm" fo:padding-bottom="0.142cm" fo:padding-left="0.267cm" fo:padding-right="0.267cm"/>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gr4"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2.514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2.298cm"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94cm" fo:min-width="0.544cm" fo:padding-top="0.142cm" fo:padding-bottom="0.142cm" fo:padding-left="0.267cm" fo:padding-right="0.267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0.967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0.324cm"/>
    </style:style>
    <style:style style:name="gr9" style:family="graphic" style:parent-style-name="standard">
      <style:graphic-properties draw:stroke="none" svg:stroke-color="#000000" draw:fill="none" draw:fill-color="#ffffff" draw:auto-grow-height="true" draw:auto-grow-width="false" fo:max-height="0cm" fo:min-height="0.512cm"/>
    </style:style>
    <style:style style:name="gr10" style:family="graphic" style:parent-style-name="standard">
      <style:graphic-properties draw:stroke="none" draw:fill-color="#ed1c24" draw:opacity="50%" draw:textarea-horizontal-align="justify" draw:textarea-vertical-align="middle" draw:auto-grow-height="false" fo:min-height="0cm" fo:min-width="0cm"/>
    </style:style>
    <style:style style:name="gr1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2.26cm" fo:padding-top="0.142cm" fo:padding-bottom="0.142cm" fo:padding-left="0.267cm" fo:padding-right="0.267cm"/>
    </style:style>
    <style:style style:name="gr12" style:family="graphic" style:parent-style-name="standard">
      <style:graphic-properties draw:stroke="none" draw:fill-color="#ed1c24" draw:opacity="50%" draw:textarea-horizontal-align="justify" draw:textarea-vertical-align="middle" draw:auto-grow-height="false" fo:min-height="0.386cm" fo:min-width="0.136cm"/>
    </style:style>
    <style:style style:name="gr1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15.722cm" fo:padding-top="0.142cm" fo:padding-bottom="0.142cm" fo:padding-left="0.267cm" fo:padding-right="0.267cm"/>
    </style:style>
    <style:style style:name="gr14" style:family="graphic" style:parent-style-name="standard">
      <style:graphic-properties draw:stroke="none" svg:stroke-color="#000000" draw:fill="none" draw:fill-color="#ffffff" draw:textarea-horizontal-align="left" draw:auto-grow-height="true" draw:auto-grow-width="true" fo:min-height="0.92cm" fo:min-width="3.899cm"/>
    </style:style>
    <style:style style:name="gr15"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2.26cm" fo:padding-top="0.142cm" fo:padding-bottom="0.142cm" fo:padding-left="0.267cm" fo:padding-right="0.267cm"/>
    </style:style>
    <style:style style:name="gr16"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15.722cm" fo:padding-top="0.142cm" fo:padding-bottom="0.142cm" fo:padding-left="0.267cm" fo:padding-right="0.267cm"/>
    </style:style>
    <style:style style:name="gr17"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2.26cm" fo:padding-top="0.142cm" fo:padding-bottom="0.142cm" fo:padding-left="0.267cm" fo:padding-right="0.267cm"/>
    </style:style>
    <style:style style:name="gr18"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15.722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2.26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15.722cm" fo:padding-top="0.142cm" fo:padding-bottom="0.142cm" fo:padding-left="0.267cm" fo:padding-right="0.267cm"/>
    </style:style>
    <style:style style:name="gr21" style:family="graphic" style:parent-style-name="standard">
      <style:graphic-properties svg:stroke-width="0.035cm" svg:stroke-color="#000000" draw:marker-start-width="0.252cm" draw:marker-end-width="0.252cm" draw:fill="solid" draw:fill-color="#fff200" draw:textarea-horizontal-align="justify" draw:textarea-vertical-align="middle" draw:auto-grow-height="false" fo:min-height="0.732cm" fo:min-width="2.26cm" fo:padding-top="0.142cm" fo:padding-bottom="0.142cm" fo:padding-left="0.267cm" fo:padding-right="0.267cm"/>
    </style:style>
    <style:style style:name="gr22" style:family="graphic" style:parent-style-name="standard">
      <style:graphic-properties svg:stroke-width="0.035cm" svg:stroke-color="#000000" draw:marker-start-width="0.252cm" draw:marker-end-width="0.252cm" draw:fill="solid" draw:fill-color="#fff200" draw:textarea-horizontal-align="justify" draw:textarea-vertical-align="middle" draw:auto-grow-height="false" fo:min-height="0.732cm" fo:min-width="15.722cm" fo:padding-top="0.142cm" fo:padding-bottom="0.142cm" fo:padding-left="0.267cm" fo:padding-right="0.267cm"/>
    </style:style>
    <style:style style:name="gr23" style:family="graphic" style:parent-style-name="standard">
      <style:graphic-properties svg:stroke-width="0.035cm" svg:stroke-color="#000000" draw:marker-start-width="0.252cm" draw:marker-end-width="0.252cm" draw:fill="solid" draw:fill-color="#f7a19a" draw:textarea-horizontal-align="justify" draw:textarea-vertical-align="middle" draw:auto-grow-height="false" fo:min-height="0.732cm" fo:min-width="2.26cm" fo:padding-top="0.142cm" fo:padding-bottom="0.142cm" fo:padding-left="0.267cm" fo:padding-right="0.267cm"/>
    </style:style>
    <style:style style:name="gr24" style:family="graphic" style:parent-style-name="standard">
      <style:graphic-properties svg:stroke-width="0.035cm" svg:stroke-color="#000000" draw:marker-start-width="0.252cm" draw:marker-end-width="0.252cm" draw:fill="solid" draw:fill-color="#f7a19a" draw:textarea-horizontal-align="justify" draw:textarea-vertical-align="middle" draw:auto-grow-height="false" fo:min-height="0.732cm" fo:min-width="15.722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fill="solid" draw:fill-color="#c7a0cb" draw:textarea-horizontal-align="justify" draw:textarea-vertical-align="middle" draw:auto-grow-height="false" fo:min-height="0.732cm" fo:min-width="2.26cm" fo:padding-top="0.142cm" fo:padding-bottom="0.142cm" fo:padding-left="0.267cm" fo:padding-right="0.267cm"/>
    </style:style>
    <style:style style:name="gr26" style:family="graphic" style:parent-style-name="standard">
      <style:graphic-properties svg:stroke-width="0.035cm" svg:stroke-color="#000000" draw:marker-start-width="0.252cm" draw:marker-end-width="0.252cm" draw:fill="solid" draw:fill-color="#c7a0cb" draw:textarea-horizontal-align="justify" draw:textarea-vertical-align="middle" draw:auto-grow-height="false" fo:min-height="0.732cm" fo:min-width="15.722cm" fo:padding-top="0.142cm" fo:padding-bottom="0.142cm" fo:padding-left="0.267cm" fo:padding-right="0.267cm"/>
    </style:style>
    <style:style style:name="gr27" style:family="graphic" style:parent-style-name="standard">
      <style:graphic-properties svg:stroke-width="0.035cm" svg:stroke-color="#000000" draw:marker-start-width="0.252cm" draw:marker-end-width="0.252cm" draw:fill="solid" draw:fill-color="#87d1d1" draw:textarea-horizontal-align="justify" draw:textarea-vertical-align="middle" draw:auto-grow-height="false" fo:min-height="0.732cm" fo:min-width="2.26cm" fo:padding-top="0.142cm" fo:padding-bottom="0.142cm" fo:padding-left="0.267cm" fo:padding-right="0.267cm"/>
    </style:style>
    <style:style style:name="gr28" style:family="graphic" style:parent-style-name="standard">
      <style:graphic-properties svg:stroke-width="0.035cm" svg:stroke-color="#000000" draw:marker-start-width="0.252cm" draw:marker-end-width="0.252cm" draw:fill="solid" draw:fill-color="#87d1d1" draw:textarea-horizontal-align="justify" draw:textarea-vertical-align="middle" draw:auto-grow-height="false" fo:min-height="0.732cm" fo:min-width="15.722cm" fo:padding-top="0.142cm" fo:padding-bottom="0.142cm" fo:padding-left="0.267cm" fo:padding-right="0.267cm"/>
    </style:style>
    <style:style style:name="gr29"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9.876cm" fo:min-width="11.15cm"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78cm" fo:min-width="1.498cm" fo:padding-top="0.142cm" fo:padding-bottom="0.142cm" fo:padding-left="0.267cm" fo:padding-right="0.267cm"/>
    </style:style>
    <style:style style:name="gr3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auto-grow-height="true" draw:auto-grow-width="false" fo:max-height="0cm" fo:min-height="0.315cm"/>
    </style:style>
    <style:style style:name="gr3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4.693cm" fo:min-width="4.976cm" fo:padding-top="0.142cm" fo:padding-bottom="0.142cm" fo:padding-left="0.267cm" fo:padding-right="0.267cm" fo:wrap-option="no-wrap"/>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4.288cm" fo:min-width="6.578cm" fo:padding-top="0.142cm" fo:padding-bottom="0.142cm" fo:padding-left="0.267cm" fo:padding-right="0.267cm"/>
    </style:style>
    <style:style style:name="gr36"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2.847cm" fo:min-width="4.113cm" fo:padding-top="0.142cm" fo:padding-bottom="0.142cm" fo:padding-left="0.267cm" fo:padding-right="0.267cm" fo:wrap-option="no-wrap"/>
    </style:style>
    <style:style style:name="gr37"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4.8cm" fo:padding-top="0.142cm" fo:padding-bottom="0.142cm" fo:padding-left="0.267cm" fo:padding-right="0.267cm"/>
    </style:style>
    <style:style style:name="gr38"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4.8cm" fo:padding-top="0.142cm" fo:padding-bottom="0.142cm" fo:padding-left="0.267cm" fo:padding-right="0.267cm"/>
    </style:style>
    <style:style style:name="gr39"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4.8cm" fo:padding-top="0.142cm" fo:padding-bottom="0.142cm" fo:padding-left="0.267cm" fo:padding-right="0.267cm"/>
    </style:style>
    <style:style style:name="gr40"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10.896cm" fo:padding-top="0.142cm" fo:padding-bottom="0.142cm" fo:padding-left="0.267cm" fo:padding-right="0.267cm"/>
    </style:style>
    <style:style style:name="gr41"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10.896cm"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10.896cm" fo:padding-top="0.142cm" fo:padding-bottom="0.142cm" fo:padding-left="0.267cm" fo:padding-right="0.267cm"/>
    </style:style>
    <style:style style:name="gr43"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2.51cm" fo:min-width="12.674cm" fo:padding-top="0.142cm" fo:padding-bottom="0.142cm" fo:padding-left="0.267cm" fo:padding-right="0.267cm"/>
    </style:style>
    <style:style style:name="gr44"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3.526cm" fo:min-width="12.674cm" fo:padding-top="0.142cm" fo:padding-bottom="0.142cm" fo:padding-left="0.267cm" fo:padding-right="0.267cm"/>
    </style:style>
    <style:style style:name="gr45" style:family="graphic" style:parent-style-name="standard">
      <style:graphic-properties draw:stroke="none" svg:stroke-color="#000000" draw:fill="none" draw:fill-color="#ffffff" draw:textarea-horizontal-align="left" draw:auto-grow-height="true" draw:auto-grow-width="false" fo:min-height="0.92cm" fo:min-width="0cm"/>
    </style:style>
    <style:style style:name="gr46" style:family="graphic" style:parent-style-name="standard">
      <style:graphic-properties draw:stroke="none" draw:fill-color="#ef413d" draw:opacity="78%" draw:textarea-horizontal-align="justify" draw:textarea-vertical-align="middle" draw:auto-grow-height="false" fo:min-height="0.418cm" fo:min-width="0cm"/>
    </style:style>
    <style:style style:name="gr47" style:family="graphic" style:parent-style-name="standard">
      <style:graphic-properties draw:stroke="none" draw:fill-color="#ef413d" draw:opacity="78%" draw:textarea-horizontal-align="justify" draw:textarea-vertical-align="middle" draw:auto-grow-height="false" fo:min-height="0.304cm" fo:min-width="0cm"/>
    </style:style>
    <style:style style:name="gr48" style:family="graphic" style:parent-style-name="standard">
      <style:graphic-properties draw:stroke="none" draw:fill-color="#ef413d" draw:opacity="78%" draw:textarea-horizontal-align="justify" draw:textarea-vertical-align="middle" draw:auto-grow-height="false" fo:min-height="0.512cm" fo:min-width="0.008cm"/>
    </style:style>
    <style:style style:name="gr49"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5.558cm" fo:min-width="12.674cm" fo:padding-top="0.142cm" fo:padding-bottom="0.142cm" fo:padding-left="0.267cm" fo:padding-right="0.267cm"/>
    </style:style>
    <style:style style:name="gr50" style:family="graphic" style:parent-style-name="standard">
      <style:graphic-properties svg:stroke-width="0.035cm" svg:stroke-color="#000000" draw:marker-start-width="0.252cm" draw:marker-end-width="0.252cm" draw:fill-color="#ffffff" draw:textarea-horizontal-align="justify" draw:textarea-vertical-align="top" draw:auto-grow-height="false" fo:min-height="2.002cm" fo:min-width="11.404cm" fo:padding-top="0.142cm" fo:padding-bottom="0.142cm" fo:padding-left="0.267cm" fo:padding-right="0.267cm"/>
    </style:style>
    <style:style style:name="gr5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78cm" fo:min-width="2.006cm" fo:padding-top="0.142cm" fo:padding-bottom="0.142cm" fo:padding-left="0.267cm" fo:padding-right="0.267cm"/>
    </style:style>
    <style:style style:name="gr52" style:family="graphic" style:parent-style-name="standard">
      <style:graphic-properties svg:stroke-width="0.035cm" svg:stroke-color="#000000" draw:marker-start-width="0.252cm" draw:marker-end-width="0.252cm" draw:fill="solid" draw:fill-color="#ef413d" draw:textarea-horizontal-align="justify" draw:textarea-vertical-align="middle" draw:auto-grow-height="false" fo:min-height="0.478cm" fo:min-width="2.006cm" fo:padding-top="0.142cm" fo:padding-bottom="0.142cm" fo:padding-left="0.267cm" fo:padding-right="0.267cm"/>
    </style:style>
    <style:style style:name="gr53" style:family="graphic" style:parent-style-name="standard">
      <style:graphic-properties draw:stroke="dash" draw:stroke-dash="Fine_20_Dashed" svg:stroke-width="0.035cm" svg:stroke-color="#000000" draw:marker-start-width="0.252cm" draw:marker-end-width="0.252cm" draw:fill="none" draw:textarea-horizontal-align="justify" draw:textarea-vertical-align="middle" draw:auto-grow-height="false" fo:min-height="10.49cm" fo:min-width="25.226cm" fo:padding-top="0.142cm" fo:padding-bottom="0.142cm" fo:padding-left="0.267cm" fo:padding-right="0.267cm"/>
    </style:style>
    <style:style style:name="gr54"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478cm" fo:min-width="2.006cm" fo:padding-top="0.142cm" fo:padding-bottom="0.142cm" fo:padding-left="0.267cm" fo:padding-right="0.267cm"/>
    </style:style>
    <style:style style:name="gr5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05cm" fo:min-width="1.955cm" fo:padding-top="0.142cm" fo:padding-bottom="0.142cm" fo:padding-left="0.267cm" fo:padding-right="0.267cm" fo:wrap-option="no-wrap"/>
    </style:style>
    <style:style style:name="gr56"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4.8cm" fo:padding-top="0.142cm" fo:padding-bottom="0.142cm" fo:padding-left="0.267cm" fo:padding-right="0.267cm"/>
    </style:style>
    <style:style style:name="gr57"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10.896cm" fo:padding-top="0.142cm" fo:padding-bottom="0.142cm" fo:padding-left="0.267cm" fo:padding-right="0.267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text-properties fo:font-size="10pt" style:font-size-asian="10pt" style:font-size-complex="1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10pt" style:font-size-asian="10pt" style:font-size-complex="10pt"/>
    </style:style>
    <style:style style:name="P7" style:family="paragraph">
      <loext:graphic-properties draw:fill-color="#ed1c24" draw:opacity="50%"/>
      <style:paragraph-properties fo:text-align="center"/>
    </style:style>
    <style:style style:name="P8" style:family="paragraph">
      <loext:graphic-properties draw:fill="none" draw:fill-color="#ffffff"/>
    </style:style>
    <style:style style:name="P9" style:family="paragraph">
      <loext:graphic-properties draw:fill="solid" draw:fill-color="#faa61a"/>
      <style:paragraph-properties fo:text-align="center"/>
      <style:text-properties fo:font-size="10pt" style:font-size-asian="10pt" style:font-size-complex="10pt"/>
    </style:style>
    <style:style style:name="P10" style:family="paragraph">
      <loext:graphic-properties draw:fill="solid" draw:fill-color="#72bf44"/>
      <style:paragraph-properties fo:text-align="center"/>
      <style:text-properties fo:font-size="10pt" style:font-size-asian="10pt" style:font-size-complex="10pt"/>
    </style:style>
    <style:style style:name="P11" style:family="paragraph">
      <loext:graphic-properties draw:fill="solid" draw:fill-color="#adc5e7"/>
      <style:paragraph-properties fo:text-align="center"/>
      <style:text-properties fo:font-size="10pt" style:font-size-asian="10pt" style:font-size-complex="10pt"/>
    </style:style>
    <style:style style:name="P12" style:family="paragraph">
      <loext:graphic-properties draw:fill="solid" draw:fill-color="#fff200"/>
      <style:paragraph-properties fo:text-align="center"/>
      <style:text-properties fo:font-size="10pt" style:font-size-asian="10pt" style:font-size-complex="10pt"/>
    </style:style>
    <style:style style:name="P13" style:family="paragraph">
      <loext:graphic-properties draw:fill="solid" draw:fill-color="#f7a19a"/>
      <style:paragraph-properties fo:text-align="center"/>
      <style:text-properties fo:font-size="10pt" style:font-size-asian="10pt" style:font-size-complex="10pt"/>
    </style:style>
    <style:style style:name="P14" style:family="paragraph">
      <loext:graphic-properties draw:fill="solid" draw:fill-color="#c7a0cb"/>
      <style:paragraph-properties fo:text-align="center"/>
      <style:text-properties fo:font-size="10pt" style:font-size-asian="10pt" style:font-size-complex="10pt"/>
    </style:style>
    <style:style style:name="P15" style:family="paragraph">
      <loext:graphic-properties draw:fill="solid" draw:fill-color="#87d1d1"/>
      <style:paragraph-properties fo:text-align="center"/>
      <style:text-properties fo:font-size="10pt" style:font-size-asian="10pt" style:font-size-complex="10pt"/>
    </style:style>
    <style:style style:name="P16" style:family="paragraph">
      <loext:graphic-properties draw:fill-color="#ffffff"/>
      <style:paragraph-properties fo:text-align="center"/>
      <style:text-properties fo:font-size="10pt" style:font-size-asian="10pt" style:font-size-complex="10pt"/>
    </style:style>
    <style:style style:name="P17" style:family="paragraph">
      <loext:graphic-properties draw:fill-color="#ffffff"/>
      <style:paragraph-properties fo:text-align="center"/>
      <style:text-properties fo:font-size="10pt" fo:font-weight="bold" style:font-size-asian="10pt" style:font-size-complex="10pt"/>
    </style:style>
    <style:style style:name="P18" style:family="paragraph">
      <style:paragraph-properties fo:text-align="center"/>
      <style:text-properties fo:font-size="10pt" style:font-size-asian="10pt" style:font-size-complex="10pt"/>
    </style:style>
    <style:style style:name="P19" style:family="paragraph">
      <loext:graphic-properties draw:fill="solid" draw:fill-color="#ffffff"/>
      <style:paragraph-properties fo:text-align="center"/>
    </style:style>
    <style:style style:name="P20" style:family="paragraph">
      <loext:graphic-properties draw:fill-color="#ef413d" draw:opacity="78%"/>
      <style:paragraph-properties fo:text-align="center"/>
    </style:style>
    <style:style style:name="P21" style:family="paragraph">
      <style:paragraph-properties fo:text-align="start"/>
    </style:style>
    <style:style style:name="P22" style:family="paragraph">
      <loext:graphic-properties draw:fill-color="#ffffff"/>
      <style:paragraph-properties fo:text-align="start"/>
      <style:text-properties fo:font-size="10pt" style:font-size-asian="10pt" style:font-size-complex="10pt"/>
    </style:style>
    <style:style style:name="P23" style:family="paragraph">
      <loext:graphic-properties draw:fill="solid" draw:fill-color="#ef413d"/>
      <style:paragraph-properties fo:text-align="center"/>
      <style:text-properties fo:font-size="10pt" style:font-size-asian="10pt" style:font-size-complex="10pt"/>
    </style:style>
    <style:style style:name="P24" style:family="paragraph">
      <loext:graphic-properties draw:fill-color="#ffffff"/>
      <style:paragraph-properties fo:text-align="center"/>
    </style:style>
    <style:style style:name="P25" style:family="paragraph">
      <style:paragraph-properties fo:text-align="center"/>
      <style:text-properties style:font-size-asian="10pt"/>
    </style:style>
    <style:style style:name="P26" style:family="paragraph">
      <style:paragraph-properties fo:text-align="center"/>
      <style:text-properties fo:font-size="10pt"/>
    </style:style>
    <style:style style:name="P27" style:family="paragraph">
      <loext:graphic-properties draw:fill-color="#ffffff"/>
      <style:text-properties fo:font-size="2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4.572cm" svg:height="1.016cm" svg:x="11.43cm" svg:y="6.858cm">
          <text:p text:style-name="P1"><text:span text:style-name="T1">통신 미디어</text:span></text:p>
          <draw:enhanced-geometry svg:viewBox="0 0 21600 21600" draw:type="rectangle" draw:enhanced-path="M 0 0 L 21600 0 21600 21600 0 21600 0 0 Z N"/>
        </draw:custom-shape>
        <draw:custom-shape draw:style-name="gr1" draw:text-style-name="P2" draw:layer="layout" svg:width="4.572cm" svg:height="1.016cm" svg:x="4.318cm" svg:y="6.858cm">
          <text:p text:style-name="P1"><text:span text:style-name="T1">송신자</text:span></text:p>
          <draw:enhanced-geometry svg:viewBox="0 0 21600 21600" draw:type="rectangle" draw:enhanced-path="M 0 0 L 21600 0 21600 21600 0 21600 0 0 Z N"/>
        </draw:custom-shape>
        <draw:custom-shape draw:style-name="gr1" draw:text-style-name="P2" draw:layer="layout" svg:width="4.572cm" svg:height="1.016cm" svg:x="18.58cm" svg:y="6.858cm">
          <text:p text:style-name="P1"><text:span text:style-name="T1">수신자</text:span></text:p>
          <draw:enhanced-geometry svg:viewBox="0 0 21600 21600" draw:type="rectangle" draw:enhanced-path="M 0 0 L 21600 0 21600 21600 0 21600 0 0 Z N"/>
        </draw:custom-shape>
        <draw:line draw:style-name="gr2" draw:text-style-name="P3" draw:layer="layout" svg:x1="8.89cm" svg:y1="7.366cm" svg:x2="11.43cm" svg:y2="7.366cm">
          <text:p/>
        </draw:line>
        <draw:line draw:style-name="gr2" draw:text-style-name="P3" draw:layer="layout" svg:x1="16.04cm" svg:y1="7.366cm" svg:x2="18.58cm" svg:y2="7.366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4" draw:text-style-name="P2" draw:layer="layout" svg:width="3.048cm" svg:height="1.016cm" svg:x="12.954cm" svg:y="6.858cm">
          <text:p text:style-name="P1"><text:span text:style-name="T1">통신 미디어</text:span></text:p>
          <draw:enhanced-geometry svg:viewBox="0 0 21600 21600" draw:type="rectangle" draw:enhanced-path="M 0 0 L 21600 0 21600 21600 0 21600 0 0 Z N"/>
        </draw:custom-shape>
        <draw:custom-shape draw:style-name="gr4" draw:text-style-name="P2" draw:layer="layout" svg:width="3.048cm" svg:height="1.016cm" svg:x="8.382cm" svg:y="6.858cm">
          <text:p text:style-name="P1"><text:span text:style-name="T1">송신기</text:span></text:p>
          <draw:enhanced-geometry svg:viewBox="0 0 21600 21600" draw:type="rectangle" draw:enhanced-path="M 0 0 L 21600 0 21600 21600 0 21600 0 0 Z N"/>
        </draw:custom-shape>
        <draw:custom-shape draw:style-name="gr5" draw:text-style-name="P2" draw:layer="layout" svg:width="2.832cm" svg:height="1.016cm" svg:x="17.526cm" svg:y="6.858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43cm" svg:y1="7.366cm" svg:x2="12.954cm" svg:y2="7.366cm">
          <text:p/>
        </draw:line>
        <draw:line draw:style-name="gr2" draw:text-style-name="P3" draw:layer="layout" svg:x1="16.002cm" svg:y1="7.366cm" svg:x2="17.526cm" svg:y2="7.366cm">
          <text:p/>
        </draw:line>
        <draw:line draw:style-name="gr2" draw:text-style-name="P3" draw:layer="layout" svg:x1="6.858cm" svg:y1="7.366cm" svg:x2="8.382cm" svg:y2="7.366cm">
          <text:p/>
        </draw:line>
        <draw:line draw:style-name="gr2" draw:text-style-name="P3" draw:layer="layout" svg:x1="20.358cm" svg:y1="7.366cm" svg:x2="21.882cm" svg:y2="7.366cm">
          <text:p/>
        </draw:line>
        <draw:g>
          <draw:custom-shape draw:style-name="gr6" draw:text-style-name="P3" draw:layer="layout" svg:width="1.524cm" svg:height="1.524cm" svg:x="5.08cm" svg:y="6.6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137cm" svg:y="8.131cm">
            <draw:text-box>
              <text:p><text:span text:style-name="T1">앨리스</text:span></text:p>
            </draw:text-box>
          </draw:frame>
        </draw:g>
        <draw:g>
          <draw:custom-shape draw:style-name="gr6" draw:text-style-name="P3" draw:layer="layout" svg:width="1.524cm" svg:height="1.524cm" svg:x="22.098cm" svg:y="6.5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555cm" svg:y="7.931cm">
            <draw:text-box>
              <text:p><text:span text:style-name="T1">밥</text:span></text:p>
            </draw:text-box>
          </draw:frame>
        </draw:g>
        <draw:line draw:style-name="gr2" draw:text-style-name="P3" draw:layer="layout" svg:x1="21.844cm" svg:y1="8.382cm" svg:x2="6.858cm" svg:y2="8.382cm">
          <text:p/>
        </draw:line>
        <draw:frame draw:style-name="gr9" draw:text-style-name="P6" draw:layer="layout" svg:width="2.54cm" svg:height="0.762cm" svg:x="13.208cm" svg:y="8.282cm">
          <draw:text-box>
            <text:p text:style-name="P1"><text:span text:style-name="T1">전송불가</text:span></text:p>
          </draw:text-box>
        </draw:frame>
        <draw:custom-shape draw:style-name="gr10" draw:text-style-name="P7" draw:layer="layout" svg:width="1.27cm" svg:height="1.27cm" draw:transform="rotate (0.785398163397448) translate (13.698cm 8.518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custom-shape draw:style-name="gr4" draw:text-style-name="P2" draw:layer="layout" svg:width="3.048cm" svg:height="1.016cm" svg:x="12.954cm" svg:y="6.858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636cm" svg:y="6.858cm">
          <text:p text:style-name="P1"><text:span text:style-name="T1">송신기</text:span></text:p>
          <draw:enhanced-geometry svg:viewBox="0 0 21600 21600" draw:type="rectangle" draw:enhanced-path="M 0 0 L 21600 0 21600 21600 0 21600 0 0 Z N"/>
        </draw:custom-shape>
        <draw:custom-shape draw:style-name="gr11" draw:text-style-name="P2" draw:layer="layout" svg:width="2.794cm" svg:height="1.016cm" svg:x="17.526cm" svg:y="6.858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43cm" svg:y1="7.366cm" svg:x2="12.954cm" svg:y2="7.366cm">
          <text:p/>
        </draw:line>
        <draw:line draw:style-name="gr2" draw:text-style-name="P3" draw:layer="layout" svg:x1="16.002cm" svg:y1="7.366cm" svg:x2="17.526cm" svg:y2="7.366cm">
          <text:p/>
        </draw:line>
        <draw:line draw:style-name="gr2" draw:text-style-name="P3" draw:layer="layout" svg:x1="7.158cm" svg:y1="7.366cm" svg:x2="8.682cm" svg:y2="7.366cm">
          <text:p/>
        </draw:line>
        <draw:line draw:style-name="gr2" draw:text-style-name="P3" draw:layer="layout" svg:x1="20.358cm" svg:y1="7.366cm" svg:x2="21.882cm" svg:y2="7.366cm">
          <text:p/>
        </draw:line>
        <draw:g>
          <draw:custom-shape draw:style-name="gr6" draw:text-style-name="P3" draw:layer="layout" svg:width="1.524cm" svg:height="1.524cm" svg:x="5.28cm" svg:y="7.15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337cm" svg:y="8.685cm">
            <draw:text-box>
              <text:p><text:span text:style-name="T1">앨리스</text:span></text:p>
            </draw:text-box>
          </draw:frame>
        </draw:g>
        <draw:g>
          <draw:custom-shape draw:style-name="gr6" draw:text-style-name="P3" draw:layer="layout" svg:width="1.524cm" svg:height="1.524cm" svg:x="22.098cm" svg:y="7.05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555cm" svg:y="8.485cm">
            <draw:text-box>
              <text:p><text:span text:style-name="T1">밥</text:span></text:p>
            </draw:text-box>
          </draw:frame>
        </draw:g>
        <draw:custom-shape draw:style-name="gr4" draw:text-style-name="P2" draw:layer="layout" svg:width="3.048cm" svg:height="1.016cm" svg:x="12.954cm" svg:y="8.128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636cm" svg:y="8.128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526cm" svg:y="8.128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636cm" svg:y1="8.636cm" svg:x2="7.112cm" svg:y2="8.636cm">
          <text:p/>
        </draw:line>
        <draw:line draw:style-name="gr2" draw:text-style-name="P3" draw:layer="layout" svg:x1="12.954cm" svg:y1="8.636cm" svg:x2="11.43cm" svg:y2="8.636cm">
          <text:p/>
        </draw:line>
        <draw:line draw:style-name="gr2" draw:text-style-name="P3" draw:layer="layout" svg:x1="17.526cm" svg:y1="8.636cm" svg:x2="16.002cm" svg:y2="8.636cm">
          <text:p/>
        </draw:line>
        <draw:line draw:style-name="gr2" draw:text-style-name="P3" draw:layer="layout" svg:x1="21.844cm" svg:y1="8.636cm" svg:x2="20.32cm" svg:y2="8.636cm">
          <text:p/>
        </draw:lin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custom-shape draw:style-name="gr11" draw:text-style-name="P2" draw:layer="layout" svg:width="2.794cm" svg:height="1.016cm" svg:x="8.49cm" svg:y="6.604cm">
          <text:p text:style-name="P1"><text:span text:style-name="T1">송신기</text:span></text:p>
          <draw:enhanced-geometry svg:viewBox="0 0 21600 21600" draw:type="rectangle" draw:enhanced-path="M 0 0 L 21600 0 21600 21600 0 21600 0 0 Z N"/>
        </draw:custom-shape>
        <draw:custom-shape draw:style-name="gr11" draw:text-style-name="P2" draw:layer="layout" svg:width="2.794cm" svg:height="1.016cm" svg:x="17.38cm" svg:y="6.65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284cm" svg:y1="7.058cm" svg:x2="12.808cm" svg:y2="7.72cm">
          <text:p/>
        </draw:line>
        <draw:line draw:style-name="gr2" draw:text-style-name="P3" draw:layer="layout" svg:x1="15.856cm" svg:y1="7.62cm" svg:x2="17.38cm" svg:y2="7.058cm">
          <text:p/>
        </draw:line>
        <draw:line draw:style-name="gr2" draw:text-style-name="P3" draw:layer="layout" svg:x1="7.012cm" svg:y1="7.158cm" svg:x2="8.536cm" svg:y2="7.158cm">
          <text:p/>
        </draw:line>
        <draw:line draw:style-name="gr2" draw:text-style-name="P3" draw:layer="layout" svg:x1="20.212cm" svg:y1="7.158cm" svg:x2="21.736cm" svg:y2="7.158cm">
          <text:p/>
        </draw:line>
        <draw:g>
          <draw:custom-shape draw:style-name="gr6" draw:text-style-name="P3" draw:layer="layout" svg:width="1.524cm" svg:height="1.524cm" svg:x="5.334cm" svg:y="6.8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391cm" svg:y="8.377cm">
            <draw:text-box>
              <text:p><text:span text:style-name="T1">앨리스</text:span></text:p>
            </draw:text-box>
          </draw:frame>
        </draw:g>
        <draw:g>
          <draw:custom-shape draw:style-name="gr6" draw:text-style-name="P3" draw:layer="layout" svg:width="1.524cm" svg:height="1.524cm" svg:x="21.852cm" svg:y="6.8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309cm" svg:y="8.277cm">
            <draw:text-box>
              <text:p><text:span text:style-name="T1">밥</text:span></text:p>
            </draw:text-box>
          </draw:frame>
        </draw:g>
        <draw:custom-shape draw:style-name="gr4" draw:text-style-name="P2" draw:layer="layout" svg:width="3.048cm" svg:height="1.016cm" svg:x="12.808cm" svg:y="7.312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49cm" svg:y="7.92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38cm" svg:y="7.92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49cm" svg:y1="8.428cm" svg:x2="6.966cm" svg:y2="8.428cm">
          <text:p/>
        </draw:line>
        <draw:line draw:style-name="gr2" draw:text-style-name="P3" draw:layer="layout" svg:x1="12.823cm" svg:y1="8.072cm" svg:x2="11.299cm" svg:y2="8.58cm">
          <text:p/>
        </draw:line>
        <draw:line draw:style-name="gr2" draw:text-style-name="P3" draw:layer="layout" svg:x1="17.38cm" svg:y1="8.528cm" svg:x2="15.856cm" svg:y2="8.02cm">
          <text:p/>
        </draw:line>
        <draw:line draw:style-name="gr2" draw:text-style-name="P3" draw:layer="layout" svg:x1="21.698cm" svg:y1="8.428cm" svg:x2="20.174cm" svg:y2="8.428cm">
          <text:p/>
        </draw:line>
        <draw:custom-shape draw:style-name="gr11" draw:text-style-name="P2" draw:layer="layout" svg:width="2.794cm" svg:height="1.016cm" svg:x="8.49cm" svg:y="12.708cm">
          <text:p text:style-name="P1"><text:span text:style-name="T1">송신기</text:span></text:p>
          <draw:enhanced-geometry svg:viewBox="0 0 21600 21600" draw:type="rectangle" draw:enhanced-path="M 0 0 L 21600 0 21600 21600 0 21600 0 0 Z N"/>
        </draw:custom-shape>
        <draw:custom-shape draw:style-name="gr11" draw:text-style-name="P2" draw:layer="layout" svg:width="2.794cm" svg:height="1.016cm" svg:x="17.38cm" svg:y="12.754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284cm" svg:y1="13.162cm" svg:x2="12.808cm" svg:y2="13.824cm">
          <text:p/>
        </draw:line>
        <draw:line draw:style-name="gr2" draw:text-style-name="P3" draw:layer="layout" svg:x1="15.856cm" svg:y1="13.724cm" svg:x2="17.38cm" svg:y2="13.162cm">
          <text:p/>
        </draw:line>
        <draw:line draw:style-name="gr2" draw:text-style-name="P3" draw:layer="layout" svg:x1="7.012cm" svg:y1="13.262cm" svg:x2="8.536cm" svg:y2="13.262cm">
          <text:p/>
        </draw:line>
        <draw:line draw:style-name="gr2" draw:text-style-name="P3" draw:layer="layout" svg:x1="20.212cm" svg:y1="13.262cm" svg:x2="21.736cm" svg:y2="13.262cm">
          <text:p/>
        </draw:line>
        <draw:g>
          <draw:custom-shape draw:style-name="gr6" draw:text-style-name="P3" draw:layer="layout" svg:width="1.524cm" svg:height="1.524cm" svg:x="5.334cm" svg:y="12.95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391cm" svg:y="14.481cm">
            <draw:text-box>
              <text:p><text:span text:style-name="T1">앨리스</text:span></text:p>
            </draw:text-box>
          </draw:frame>
        </draw:g>
        <draw:g>
          <draw:custom-shape draw:style-name="gr6" draw:text-style-name="P3" draw:layer="layout" svg:width="1.524cm" svg:height="1.524cm" svg:x="21.852cm" svg:y="12.95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309cm" svg:y="14.381cm">
            <draw:text-box>
              <text:p><text:span text:style-name="T1">밥</text:span></text:p>
            </draw:text-box>
          </draw:frame>
        </draw:g>
        <draw:custom-shape draw:style-name="gr4" draw:text-style-name="P2" draw:layer="layout" svg:width="3.048cm" svg:height="1.016cm" svg:x="12.808cm" svg:y="13.416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49cm" svg:y="14.024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38cm" svg:y="14.024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49cm" svg:y1="14.532cm" svg:x2="6.966cm" svg:y2="14.532cm">
          <text:p/>
        </draw:line>
        <draw:line draw:style-name="gr2" draw:text-style-name="P3" draw:layer="layout" svg:x1="12.823cm" svg:y1="14.176cm" svg:x2="11.299cm" svg:y2="14.684cm">
          <text:p/>
        </draw:line>
        <draw:line draw:style-name="gr2" draw:text-style-name="P3" draw:layer="layout" svg:x1="17.38cm" svg:y1="14.632cm" svg:x2="15.856cm" svg:y2="14.124cm">
          <text:p/>
        </draw:line>
        <draw:line draw:style-name="gr2" draw:text-style-name="P3" draw:layer="layout" svg:x1="21.698cm" svg:y1="14.532cm" svg:x2="20.174cm" svg:y2="14.532cm">
          <text:p/>
        </draw:line>
        <draw:custom-shape draw:style-name="gr12" draw:text-style-name="P7" draw:layer="layout" svg:width="1.27cm" svg:height="1.27cm" draw:transform="rotate (0.785398163397448) translate (8.89cm 8.5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7" draw:layer="layout" svg:width="1.27cm" svg:height="1.27cm" draw:transform="rotate (0.785398163397448) translate (17.78cm 8.5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7" draw:layer="layout" svg:width="1.27cm" svg:height="1.27cm" draw:transform="rotate (0.785398163397448) translate (8.872cm 13.126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7" draw:layer="layout" svg:width="1.27cm" svg:height="1.27cm" draw:transform="rotate (0.785398163397448) translate (17.78cm 13.126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 draw:text-style-name="P2" draw:layer="layout" svg:width="2.794cm" svg:height="1.016cm" svg:x="8.228cm" svg:y="1.778cm">
          <text:p text:style-name="P1"><text:span text:style-name="T1">송신기</text:span></text:p>
          <draw:enhanced-geometry svg:viewBox="0 0 21600 21600" draw:type="rectangle" draw:enhanced-path="M 0 0 L 21600 0 21600 21600 0 21600 0 0 Z N"/>
        </draw:custom-shape>
        <draw:custom-shape draw:style-name="gr11" draw:text-style-name="P2" draw:layer="layout" svg:width="2.794cm" svg:height="1.016cm" svg:x="17.118cm" svg:y="1.824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022cm" svg:y1="2.232cm" svg:x2="12.546cm" svg:y2="2.894cm">
          <text:p/>
        </draw:line>
        <draw:line draw:style-name="gr2" draw:text-style-name="P3" draw:layer="layout" svg:x1="15.594cm" svg:y1="2.794cm" svg:x2="17.118cm" svg:y2="2.232cm">
          <text:p/>
        </draw:line>
        <draw:line draw:style-name="gr2" draw:text-style-name="P3" draw:layer="layout" svg:x1="6.75cm" svg:y1="2.332cm" svg:x2="8.274cm" svg:y2="2.332cm">
          <text:p/>
        </draw:line>
        <draw:line draw:style-name="gr2" draw:text-style-name="P3" draw:layer="layout" svg:x1="19.95cm" svg:y1="2.332cm" svg:x2="21.474cm" svg:y2="2.332cm">
          <text:p/>
        </draw:line>
        <draw:g>
          <draw:custom-shape draw:style-name="gr6" draw:text-style-name="P3" draw:layer="layout" svg:width="1.524cm" svg:height="1.524cm" svg:x="5.072cm" svg:y="2.0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129cm" svg:y="3.551cm">
            <draw:text-box>
              <text:p><text:span text:style-name="T1">앨리스</text:span></text:p>
            </draw:text-box>
          </draw:frame>
        </draw:g>
        <draw:g>
          <draw:custom-shape draw:style-name="gr6" draw:text-style-name="P3" draw:layer="layout" svg:width="1.524cm" svg:height="1.524cm" svg:x="21.59cm" svg:y="2.0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047cm" svg:y="3.451cm">
            <draw:text-box>
              <text:p><text:span text:style-name="T1">밥</text:span></text:p>
            </draw:text-box>
          </draw:frame>
        </draw:g>
        <draw:custom-shape draw:style-name="gr4" draw:text-style-name="P2" draw:layer="layout" svg:width="3.048cm" svg:height="1.016cm" svg:x="12.546cm" svg:y="2.486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228cm" svg:y="3.094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118cm" svg:y="3.094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228cm" svg:y1="3.602cm" svg:x2="6.704cm" svg:y2="3.602cm">
          <text:p/>
        </draw:line>
        <draw:line draw:style-name="gr2" draw:text-style-name="P3" draw:layer="layout" svg:x1="12.561cm" svg:y1="3.246cm" svg:x2="11.037cm" svg:y2="3.754cm">
          <text:p/>
        </draw:line>
        <draw:line draw:style-name="gr2" draw:text-style-name="P3" draw:layer="layout" svg:x1="17.118cm" svg:y1="3.702cm" svg:x2="15.594cm" svg:y2="3.194cm">
          <text:p/>
        </draw:line>
        <draw:line draw:style-name="gr2" draw:text-style-name="P3" draw:layer="layout" svg:x1="21.436cm" svg:y1="3.602cm" svg:x2="19.912cm" svg:y2="3.602cm">
          <text:p/>
        </draw:lin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1" draw:text-style-name="P2"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13" draw:text-style-name="P2" draw:layer="layout" svg:width="16.256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04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196cm">
          <draw:text-box>
            <text:p>OSI 참조 모델</text:p>
          </draw:text-box>
        </draw:fram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1" draw:text-style-name="P2"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04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196cm">
          <draw:text-box>
            <text:p>OSI 참조 모델</text:p>
          </draw:text-box>
        </draw:fram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04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196cm">
          <draw:text-box>
            <text:p>OSI 참조 모델</text:p>
          </draw:text-box>
        </draw:frame>
        <presentation:notes draw:style-name="dp2">
          <draw:page-thumbnail draw:style-name="gr3"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23" draw:text-style-name="P13"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24" draw:text-style-name="P13"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23" draw:text-style-name="P13"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25" draw:text-style-name="P14"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24" draw:text-style-name="P13"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26" draw:text-style-name="P14"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23" draw:text-style-name="P13"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25" draw:text-style-name="P14"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27" draw:text-style-name="P15"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24" draw:text-style-name="P13"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26" draw:text-style-name="P14"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28" draw:text-style-name="P15"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29" draw:text-style-name="P3" draw:layer="layout" svg:width="11.684cm" svg:height="10.16cm" svg:x="1.016cm" svg:y="4.572cm">
          <text:p/>
          <draw:enhanced-geometry svg:viewBox="0 0 21600 21600" draw:type="rectangle" draw:enhanced-path="M 0 0 L 21600 0 21600 21600 0 21600 0 0 Z N"/>
        </draw:custom-shape>
        <draw:custom-shape draw:style-name="gr30" draw:text-style-name="P16" draw:layer="layout" svg:width="2.032cm" svg:height="0.762cm" svg:x="10.16cm" svg:y="9.398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2.286cm" svg:y="6.35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6" draw:layer="layout" svg:width="2.032cm" svg:height="0.762cm" svg:x="2.286cm" svg:y="7.87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7" draw:layer="layout" svg:width="2.032cm" svg:height="0.762cm" svg:x="2.286cm" svg:y="7.87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2.286cm" svg:y="9.398cm">
          <text:p text:style-name="P1"><text:span text:style-name="T1">컴퓨터</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2.286cm" svg:y="10.922cm">
          <text:p text:style-name="P1"><text:span text:style-name="T1">컴퓨터</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2.286cm" svg:y="12.5cm">
          <text:p text:style-name="P1"><text:span text:style-name="T1">컴퓨터</text:span><text:span text:style-name="T1">5</text:span></text:p>
          <draw:enhanced-geometry svg:viewBox="0 0 21600 21600" draw:type="rectangle" draw:enhanced-path="M 0 0 L 21600 0 21600 21600 0 21600 0 0 Z N"/>
        </draw:custom-shape>
        <draw:custom-shape draw:style-name="gr30" draw:text-style-name="P16" draw:layer="layout" svg:width="2.032cm" svg:height="0.762cm" svg:x="6.096cm" svg:y="9.398cm">
          <text:p text:style-name="P1"><text:span text:style-name="T1">허브</text:span></text:p>
          <draw:enhanced-geometry svg:viewBox="0 0 21600 21600" draw:type="rectangle" draw:enhanced-path="M 0 0 L 21600 0 21600 21600 0 21600 0 0 Z N"/>
        </draw:custom-shape>
        <draw:line draw:style-name="gr31" draw:text-style-name="P3" draw:layer="layout" svg:x1="4.318cm" svg:y1="6.858cm" svg:x2="6.604cm" svg:y2="9.398cm">
          <text:p/>
        </draw:line>
        <draw:line draw:style-name="gr31" draw:text-style-name="P3" draw:layer="layout" svg:x1="4.318cm" svg:y1="8.382cm" svg:x2="6.096cm" svg:y2="9.398cm">
          <text:p/>
        </draw:line>
        <draw:line draw:style-name="gr31" draw:text-style-name="P3" draw:layer="layout" svg:x1="4.318cm" svg:y1="9.752cm" svg:x2="6.096cm" svg:y2="9.752cm">
          <text:p/>
        </draw:line>
        <draw:line draw:style-name="gr31" draw:text-style-name="P3" draw:layer="layout" svg:x1="4.318cm" svg:y1="11.176cm" svg:x2="6.096cm" svg:y2="10.16cm">
          <text:p/>
        </draw:line>
        <draw:line draw:style-name="gr31" draw:text-style-name="P3" draw:layer="layout" svg:x1="4.318cm" svg:y1="12.954cm" svg:x2="6.604cm" svg:y2="10.16cm">
          <text:p/>
        </draw:line>
        <draw:line draw:style-name="gr31" draw:text-style-name="P3" draw:layer="layout" svg:x1="8.128cm" svg:y1="9.752cm" svg:x2="10.16cm" svg:y2="9.752cm">
          <text:p/>
        </draw:line>
        <draw:frame draw:style-name="gr32" draw:text-style-name="P6" draw:layer="layout" svg:width="10.16cm" svg:height="0.759cm" svg:x="1.524cm" svg:y="13.916cm">
          <draw:text-box>
            <text:p text:style-name="P18"><text:span text:style-name="T1">랜이란 </text:span><text:span text:style-name="T1">라우터 </text:span><text:span text:style-name="T1">범위 안의 </text:span><text:span text:style-name="T1">네트워크</text:span></text:p>
          </draw:text-box>
        </draw:frame>
        <draw:custom-shape draw:style-name="gr33" draw:text-style-name="P3" draw:layer="layout" svg:width="8.382cm" svg:height="7.62cm" svg:x="14.224cm" svg:y="5.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6" draw:layer="layout" svg:width="10.16cm" svg:height="0.759cm" svg:x="13.208cm" svg:y="13.97cm">
          <draw:text-box>
            <text:p text:style-name="P18"><text:span text:style-name="T1">WAN</text:span><text:span text:style-name="T1">은 </text:span><text:span text:style-name="T1">라우터 </text:span><text:span text:style-name="T1">범위 밖의 </text:span><text:span text:style-name="T1">네트워크</text:span></text:p>
          </draw:text-box>
        </draw:frame>
        <draw:frame draw:style-name="gr34" draw:text-style-name="P8" draw:layer="layout" svg:width="1.958cm" svg:height="0.962cm" svg:x="17.346cm" svg:y="8.944cm">
          <draw:text-box>
            <text:p>WAN</text:p>
          </draw:text-box>
        </draw:frame>
        <draw:frame draw:style-name="gr34" draw:text-style-name="P8" draw:layer="layout" svg:width="1.734cm" svg:height="0.962cm" svg:x="6.99cm" svg:y="7.363cm">
          <draw:text-box>
            <text:p>LAN</text:p>
          </draw:text-box>
        </draw:frame>
        <draw:line draw:style-name="gr31" draw:text-style-name="P3" draw:layer="layout" svg:x1="12.192cm" svg:y1="9.706cm" svg:x2="14.478cm" svg:y2="9.652cm">
          <text:p/>
        </draw:line>
        <presentation:notes draw:style-name="dp2">
          <draw:page-thumbnail draw:style-name="gr3"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line draw:style-name="gr31" draw:text-style-name="P3" draw:layer="layout" svg:x1="4.064cm" svg:y1="11.176cm" svg:x2="4.064cm" svg:y2="10.16cm">
          <text:p/>
        </draw:line>
        <draw:g>
          <draw:custom-shape draw:style-name="gr35" draw:text-style-name="P3" draw:layer="layout" svg:width="7.112cm" svg:height="4.572cm" svg:x="0.508cm" svg:y="10.668cm">
            <text:p/>
            <draw:enhanced-geometry svg:viewBox="0 0 21600 21600" draw:type="rectangle" draw:enhanced-path="M 0 0 L 21600 0 21600 21600 0 21600 0 0 Z N"/>
          </draw:custom-shape>
          <draw:custom-shape draw:style-name="gr30" draw:text-style-name="P16" draw:layer="layout" svg:width="2.032cm" svg:height="0.762cm" svg:x="3.048cm" svg:y="11.176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0.762cm" svg:y="14.224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7" draw:layer="layout" svg:width="2.032cm" svg:height="0.762cm" svg:x="3.01cm" svg:y="14.22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5.234cm" svg:y="14.224cm">
            <text:p text:style-name="P1"><text:span text:style-name="T1">컴</text:span><text:span text:style-name="T1">퓨</text:span><text:span text:style-name="T1">터</text:span><text:span text:style-name="T1">3</text:span></text:p>
            <draw:enhanced-geometry svg:viewBox="0 0 21600 21600" draw:mirror-horizontal="false" draw:mirror-vertical="false" draw:type="rectangle" draw:enhanced-path="M 0 0 L 21600 0 21600 21600 0 21600 0 0 Z N"/>
          </draw:custom-shape>
          <draw:custom-shape draw:style-name="gr30" draw:text-style-name="P16" draw:layer="layout" svg:width="2.032cm" svg:height="0.762cm" svg:x="3.048cm" svg:y="12.7cm">
            <text:p text:style-name="P1"><text:span text:style-name="T1">허브</text:span></text:p>
            <draw:enhanced-geometry svg:viewBox="0 0 21600 21600" draw:type="rectangle" draw:enhanced-path="M 0 0 L 21600 0 21600 21600 0 21600 0 0 Z N"/>
          </draw:custom-shape>
          <draw:line draw:style-name="gr31" draw:text-style-name="P3" draw:layer="layout" svg:x1="3.048cm" svg:y1="13.462cm" svg:x2="1.778cm" svg:y2="14.224cm">
            <text:p/>
          </draw:line>
          <draw:frame draw:style-name="gr34" draw:text-style-name="P8" draw:layer="layout" svg:width="2.085cm" svg:height="0.962cm" svg:x="0.806cm" svg:y="11.176cm">
            <draw:text-box>
              <text:p>LAN1</text:p>
            </draw:text-box>
          </draw:frame>
          <draw:line draw:style-name="gr31" draw:text-style-name="P3" draw:layer="layout" svg:x1="4.064cm" svg:y1="13.462cm" svg:x2="4.064cm" svg:y2="14.224cm">
            <text:p/>
          </draw:line>
          <draw:line draw:style-name="gr31" draw:text-style-name="P3" draw:layer="layout" svg:x1="5.08cm" svg:y1="13.462cm" svg:x2="6.096cm" svg:y2="14.224cm">
            <text:p/>
          </draw:line>
          <draw:line draw:style-name="gr31" draw:text-style-name="P3" draw:layer="layout" svg:x1="4.064cm" svg:y1="11.938cm" svg:x2="4.064cm" svg:y2="12.7cm">
            <text:p/>
          </draw:line>
        </draw:g>
        <draw:g>
          <draw:custom-shape draw:style-name="gr35" draw:text-style-name="P3" draw:layer="layout" svg:width="7.112cm" svg:height="4.572cm" svg:x="8.128cm" svg:y="10.668cm">
            <text:p/>
            <draw:enhanced-geometry svg:viewBox="0 0 21600 21600" draw:type="rectangle" draw:enhanced-path="M 0 0 L 21600 0 21600 21600 0 21600 0 0 Z N"/>
          </draw:custom-shape>
          <draw:custom-shape draw:style-name="gr30" draw:text-style-name="P16" draw:layer="layout" svg:width="2.032cm" svg:height="0.762cm" svg:x="10.668cm" svg:y="11.176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8.382cm" svg:y="14.224cm">
            <text:p text:style-name="P1"><text:span text:style-name="T1">컴퓨</text:span><text:span text:style-name="T1">터</text:span><text:span text:style-name="T1">1</text:span></text:p>
            <draw:enhanced-geometry svg:viewBox="0 0 21600 21600" draw:type="rectangle" draw:enhanced-path="M 0 0 L 21600 0 21600 21600 0 21600 0 0 Z N"/>
          </draw:custom-shape>
          <draw:custom-shape draw:style-name="gr30" draw:text-style-name="P17" draw:layer="layout" svg:width="2.032cm" svg:height="0.762cm" svg:x="10.63cm" svg:y="14.22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12.854cm" svg:y="14.224cm">
            <text:p text:style-name="P1"><text:span text:style-name="T1">컴퓨터</text:span><text:span text:style-name="T1">3</text:span></text:p>
            <draw:enhanced-geometry svg:viewBox="0 0 21600 21600" draw:mirror-horizontal="false" draw:mirror-vertical="false" draw:type="rectangle" draw:enhanced-path="M 0 0 L 21600 0 21600 21600 0 21600 0 0 Z N"/>
          </draw:custom-shape>
          <draw:custom-shape draw:style-name="gr30" draw:text-style-name="P16" draw:layer="layout" svg:width="2.032cm" svg:height="0.762cm" svg:x="10.668cm" svg:y="12.7cm">
            <text:p text:style-name="P1"><text:span text:style-name="T1">허브</text:span></text:p>
            <draw:enhanced-geometry svg:viewBox="0 0 21600 21600" draw:type="rectangle" draw:enhanced-path="M 0 0 L 21600 0 21600 21600 0 21600 0 0 Z N"/>
          </draw:custom-shape>
          <draw:line draw:style-name="gr31" draw:text-style-name="P3" draw:layer="layout" svg:x1="10.668cm" svg:y1="13.462cm" svg:x2="9.398cm" svg:y2="14.224cm">
            <text:p/>
          </draw:line>
          <draw:frame draw:style-name="gr34" draw:text-style-name="P8" draw:layer="layout" svg:width="2.085cm" svg:height="0.962cm" svg:x="8.426cm" svg:y="11.176cm">
            <draw:text-box>
              <text:p>LAN2</text:p>
            </draw:text-box>
          </draw:frame>
          <draw:line draw:style-name="gr31" draw:text-style-name="P3" draw:layer="layout" svg:x1="11.684cm" svg:y1="13.462cm" svg:x2="11.684cm" svg:y2="14.224cm">
            <text:p/>
          </draw:line>
          <draw:line draw:style-name="gr31" draw:text-style-name="P3" draw:layer="layout" svg:x1="12.7cm" svg:y1="13.462cm" svg:x2="13.716cm" svg:y2="14.224cm">
            <text:p/>
          </draw:line>
          <draw:line draw:style-name="gr31" draw:text-style-name="P3" draw:layer="layout" svg:x1="11.684cm" svg:y1="11.938cm" svg:x2="11.684cm" svg:y2="12.7cm">
            <text:p/>
          </draw:line>
        </draw:g>
        <draw:g>
          <draw:custom-shape draw:style-name="gr35" draw:text-style-name="P3" draw:layer="layout" svg:width="7.112cm" svg:height="4.572cm" svg:x="15.748cm" svg:y="10.668cm">
            <text:p/>
            <draw:enhanced-geometry svg:viewBox="0 0 21600 21600" draw:type="rectangle" draw:enhanced-path="M 0 0 L 21600 0 21600 21600 0 21600 0 0 Z N"/>
          </draw:custom-shape>
          <draw:custom-shape draw:style-name="gr30" draw:text-style-name="P16" draw:layer="layout" svg:width="2.032cm" svg:height="0.762cm" svg:x="18.288cm" svg:y="11.176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16.002cm" svg:y="14.224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7" draw:layer="layout" svg:width="2.032cm" svg:height="0.762cm" svg:x="18.25cm" svg:y="14.224cm">
            <text:p text:style-name="P1"><text:span text:style-name="T1">컴</text:span><text:span text:style-name="T1">퓨</text:span><text:span text:style-name="T1">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20.474cm" svg:y="14.224cm">
            <text:p text:style-name="P1"><text:span text:style-name="T1">컴퓨터</text:span><text:span text:style-name="T1">3</text:span></text:p>
            <draw:enhanced-geometry svg:viewBox="0 0 21600 21600" draw:mirror-horizontal="false" draw:mirror-vertical="false" draw:type="rectangle" draw:enhanced-path="M 0 0 L 21600 0 21600 21600 0 21600 0 0 Z N"/>
          </draw:custom-shape>
          <draw:custom-shape draw:style-name="gr30" draw:text-style-name="P16" draw:layer="layout" svg:width="2.032cm" svg:height="0.762cm" svg:x="18.288cm" svg:y="12.7cm">
            <text:p text:style-name="P1"><text:span text:style-name="T1">허브</text:span></text:p>
            <draw:enhanced-geometry svg:viewBox="0 0 21600 21600" draw:type="rectangle" draw:enhanced-path="M 0 0 L 21600 0 21600 21600 0 21600 0 0 Z N"/>
          </draw:custom-shape>
          <draw:line draw:style-name="gr31" draw:text-style-name="P3" draw:layer="layout" svg:x1="18.288cm" svg:y1="13.462cm" svg:x2="17.018cm" svg:y2="14.224cm">
            <text:p/>
          </draw:line>
          <draw:frame draw:style-name="gr34" draw:text-style-name="P8" draw:layer="layout" svg:width="2.085cm" svg:height="0.962cm" svg:x="16.046cm" svg:y="11.176cm">
            <draw:text-box>
              <text:p>LAN3</text:p>
            </draw:text-box>
          </draw:frame>
          <draw:line draw:style-name="gr31" draw:text-style-name="P3" draw:layer="layout" svg:x1="19.304cm" svg:y1="13.462cm" svg:x2="19.304cm" svg:y2="14.224cm">
            <text:p/>
          </draw:line>
          <draw:line draw:style-name="gr31" draw:text-style-name="P3" draw:layer="layout" svg:x1="20.32cm" svg:y1="13.462cm" svg:x2="21.336cm" svg:y2="14.224cm">
            <text:p/>
          </draw:line>
          <draw:line draw:style-name="gr31" draw:text-style-name="P3" draw:layer="layout" svg:x1="19.304cm" svg:y1="11.938cm" svg:x2="19.304cm" svg:y2="12.7cm">
            <text:p/>
          </draw:line>
        </draw:g>
        <draw:line draw:style-name="gr31" draw:text-style-name="P3" draw:layer="layout" svg:x1="4.064cm" svg:y1="10.16cm" svg:x2="19.304cm" svg:y2="10.16cm">
          <text:p/>
        </draw:line>
        <draw:custom-shape draw:style-name="gr36" draw:text-style-name="P19" draw:layer="layout" svg:width="7.112cm" svg:height="4.826cm" svg:x="8.128cm" svg:y="5.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3" draw:layer="layout" svg:x1="19.304cm" svg:y1="11.176cm" svg:x2="19.304cm" svg:y2="10.16cm">
          <text:p/>
        </draw:line>
        <draw:line draw:style-name="gr31" draw:text-style-name="P3" draw:layer="layout" svg:x1="11.684cm" svg:y1="9.652cm" svg:x2="11.684cm" svg:y2="11.176cm">
          <text:p/>
        </draw:line>
        <draw:frame draw:style-name="gr34" draw:text-style-name="P8" draw:layer="layout" svg:width="1.958cm" svg:height="0.962cm" svg:x="10.668cm" svg:y="7.62cm">
          <draw:text-box>
            <text:p>WAN</text:p>
          </draw:text-box>
        </draw:frame>
        <presentation:notes draw:style-name="dp2">
          <draw:page-thumbnail draw:style-name="gr3"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text:span><text:span text:style-name="T1">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37" draw:text-style-name="P9" draw:layer="layout" svg:width="5.334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38" draw:text-style-name="P10" draw:layer="layout" svg:width="5.334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39" draw:text-style-name="P2" draw:layer="layout" svg:width="5.334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39" draw:text-style-name="P2" draw:layer="layout" svg:width="5.334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39" draw:text-style-name="P2" draw:layer="layout" svg:width="5.334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39" draw:text-style-name="P2" draw:layer="layout" svg:width="5.334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39" draw:text-style-name="P2" draw:layer="layout" svg:width="5.334cm" svg:height="1.016cm" svg:x="5.334cm" svg:y="6.604cm">
          <text:p text:style-name="P1"><text:span text:style-name="T1">응용 계층</text:span></text:p>
          <draw:enhanced-geometry svg:viewBox="0 0 21600 21600" draw:type="rectangle" draw:enhanced-path="M 0 0 L 21600 0 21600 21600 0 21600 0 0 Z N"/>
        </draw:custom-shape>
        <draw:custom-shape draw:style-name="gr40" draw:text-style-name="P9" draw:layer="layout" svg:width="11.43cm" svg:height="1.016cm" svg:x="10.668cm" svg:y="12.7cm">
          <text:p text:style-name="P1"><text:span text:style-name="T1">NIC, </text:span><text:span text:style-name="T1">케이블</text:span><text:span text:style-name="T1">, </text:span><text:span text:style-name="T1">이더넷 허브 등</text:span></text:p>
          <draw:enhanced-geometry svg:viewBox="0 0 21600 21600" draw:type="rectangle" draw:enhanced-path="M 0 0 L 21600 0 21600 21600 0 21600 0 0 Z N"/>
        </draw:custom-shape>
        <draw:custom-shape draw:style-name="gr41" draw:text-style-name="P10" draw:layer="layout" svg:width="11.43cm" svg:height="1.016cm" svg:x="10.668cm" svg:y="11.684cm">
          <text:p text:style-name="P1"><text:span text:style-name="T1">NIC</text:span></text:p>
          <draw:enhanced-geometry svg:viewBox="0 0 21600 21600" draw:type="rectangle" draw:enhanced-path="M 0 0 L 21600 0 21600 21600 0 21600 0 0 Z N"/>
        </draw:custom-shape>
        <draw:custom-shape draw:style-name="gr42" draw:text-style-name="P2" draw:layer="layout" svg:width="11.43cm" svg:height="1.016cm" svg:x="10.668cm" svg:y="10.668cm">
          <text:p text:style-name="P1"><text:span text:style-name="T1"/></text:p>
          <draw:enhanced-geometry svg:viewBox="0 0 21600 21600" draw:type="rectangle" draw:enhanced-path="M 0 0 L 21600 0 21600 21600 0 21600 0 0 Z N"/>
        </draw:custom-shape>
        <draw:custom-shape draw:style-name="gr42" draw:text-style-name="P2" draw:layer="layout" svg:width="11.43cm" svg:height="1.016cm" svg:x="10.668cm" svg:y="9.652cm">
          <text:p text:style-name="P1"><text:span text:style-name="T1"/></text:p>
          <draw:enhanced-geometry svg:viewBox="0 0 21600 21600" draw:type="rectangle" draw:enhanced-path="M 0 0 L 21600 0 21600 21600 0 21600 0 0 Z N"/>
        </draw:custom-shape>
        <draw:custom-shape draw:style-name="gr42" draw:text-style-name="P2" draw:layer="layout" svg:width="11.43cm" svg:height="1.016cm" svg:x="10.668cm" svg:y="8.636cm">
          <text:p text:style-name="P1"><text:span text:style-name="T1"/></text:p>
          <draw:enhanced-geometry svg:viewBox="0 0 21600 21600" draw:type="rectangle" draw:enhanced-path="M 0 0 L 21600 0 21600 21600 0 21600 0 0 Z N"/>
        </draw:custom-shape>
        <draw:custom-shape draw:style-name="gr42" draw:text-style-name="P2" draw:layer="layout" svg:width="11.43cm" svg:height="1.016cm" svg:x="10.668cm" svg:y="7.62cm">
          <text:p text:style-name="P1"><text:span text:style-name="T1"/></text:p>
          <draw:enhanced-geometry svg:viewBox="0 0 21600 21600" draw:type="rectangle" draw:enhanced-path="M 0 0 L 21600 0 21600 21600 0 21600 0 0 Z N"/>
        </draw:custom-shape>
        <draw:custom-shape draw:style-name="gr42" draw:text-style-name="P2" draw:layer="layout" svg:width="11.43cm" svg:height="1.016cm" svg:x="10.668cm" svg:y="6.604cm">
          <text:p text:style-name="P1"><text:span text:style-name="T1"/></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text:span><text:span text:style-name="T1">층</text:span><text:span text:style-name="T1">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37" draw:text-style-name="P9" draw:layer="layout" svg:width="5.334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38" draw:text-style-name="P10" draw:layer="layout" svg:width="5.334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39" draw:text-style-name="P2" draw:layer="layout" svg:width="5.334cm" svg:height="1.016cm" svg:x="5.334cm" svg:y="10.668cm">
          <text:p text:style-name="P1"><text:span text:style-name="T1">네</text:span><text:span text:style-name="T1">트</text:span><text:span text:style-name="T1">워</text:span><text:span text:style-name="T1">크</text:span><text:span text:style-name="T1"> </text:span><text:span text:style-name="T1">계</text:span><text:span text:style-name="T1">층</text:span></text:p>
          <draw:enhanced-geometry svg:viewBox="0 0 21600 21600" draw:type="rectangle" draw:enhanced-path="M 0 0 L 21600 0 21600 21600 0 21600 0 0 Z N"/>
        </draw:custom-shape>
        <draw:custom-shape draw:style-name="gr39" draw:text-style-name="P2" draw:layer="layout" svg:width="5.334cm" svg:height="1.016cm" svg:x="5.334cm" svg:y="9.652cm">
          <text:p text:style-name="P1"><text:span text:style-name="T1">전송 </text:span><text:span text:style-name="T1">계층</text:span></text:p>
          <draw:enhanced-geometry svg:viewBox="0 0 21600 21600" draw:type="rectangle" draw:enhanced-path="M 0 0 L 21600 0 21600 21600 0 21600 0 0 Z N"/>
        </draw:custom-shape>
        <draw:custom-shape draw:style-name="gr39" draw:text-style-name="P2" draw:layer="layout" svg:width="5.334cm" svg:height="1.016cm" svg:x="5.334cm" svg:y="8.636cm">
          <text:p text:style-name="P1"><text:span text:style-name="T1">세</text:span><text:span text:style-name="T1">션</text:span><text:span text:style-name="T1"> </text:span><text:span text:style-name="T1">계</text:span><text:span text:style-name="T1">층</text:span></text:p>
          <draw:enhanced-geometry svg:viewBox="0 0 21600 21600" draw:type="rectangle" draw:enhanced-path="M 0 0 L 21600 0 21600 21600 0 21600 0 0 Z N"/>
        </draw:custom-shape>
        <draw:custom-shape draw:style-name="gr39" draw:text-style-name="P2" draw:layer="layout" svg:width="5.334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39" draw:text-style-name="P2" draw:layer="layout" svg:width="5.334cm" svg:height="1.016cm" svg:x="5.334cm" svg:y="6.604cm">
          <text:p text:style-name="P1"><text:span text:style-name="T1">응용 </text:span><text:span text:style-name="T1">계층</text:span></text:p>
          <draw:enhanced-geometry svg:viewBox="0 0 21600 21600" draw:type="rectangle" draw:enhanced-path="M 0 0 L 21600 0 21600 21600 0 21600 0 0 Z N"/>
        </draw:custom-shape>
        <draw:custom-shape draw:style-name="gr40" draw:text-style-name="P9" draw:layer="layout" svg:width="11.43cm" svg:height="1.016cm" svg:x="10.668cm" svg:y="12.7cm">
          <text:p text:style-name="P1"><text:span text:style-name="T1">NIC, </text:span><text:span text:style-name="T1">케이블</text:span><text:span text:style-name="T1">, </text:span><text:span text:style-name="T1">이더넷 </text:span><text:span text:style-name="T1">허브 등</text:span></text:p>
          <draw:enhanced-geometry svg:viewBox="0 0 21600 21600" draw:type="rectangle" draw:enhanced-path="M 0 0 L 21600 0 21600 21600 0 21600 0 0 Z N"/>
        </draw:custom-shape>
        <draw:custom-shape draw:style-name="gr41" draw:text-style-name="P10" draw:layer="layout" svg:width="11.43cm" svg:height="1.016cm" svg:x="10.668cm" svg:y="11.684cm">
          <text:p text:style-name="P1"><text:span text:style-name="T1">NIC, </text:span><text:span text:style-name="T1">이더넷 </text:span><text:span text:style-name="T1">스위치</text:span></text:p>
          <draw:enhanced-geometry svg:viewBox="0 0 21600 21600" draw:type="rectangle" draw:enhanced-path="M 0 0 L 21600 0 21600 21600 0 21600 0 0 Z N"/>
        </draw:custom-shape>
        <draw:custom-shape draw:style-name="gr42" draw:text-style-name="P2" draw:layer="layout" svg:width="11.43cm" svg:height="1.016cm" svg:x="10.668cm" svg:y="10.668cm">
          <text:p/>
          <draw:enhanced-geometry svg:viewBox="0 0 21600 21600" draw:type="rectangle" draw:enhanced-path="M 0 0 L 21600 0 21600 21600 0 21600 0 0 Z N"/>
        </draw:custom-shape>
        <draw:custom-shape draw:style-name="gr42" draw:text-style-name="P2" draw:layer="layout" svg:width="11.43cm" svg:height="1.016cm" svg:x="10.668cm" svg:y="9.652cm">
          <text:p/>
          <draw:enhanced-geometry svg:viewBox="0 0 21600 21600" draw:type="rectangle" draw:enhanced-path="M 0 0 L 21600 0 21600 21600 0 21600 0 0 Z N"/>
        </draw:custom-shape>
        <draw:custom-shape draw:style-name="gr42" draw:text-style-name="P2" draw:layer="layout" svg:width="11.43cm" svg:height="1.016cm" svg:x="10.668cm" svg:y="8.636cm">
          <text:p/>
          <draw:enhanced-geometry svg:viewBox="0 0 21600 21600" draw:type="rectangle" draw:enhanced-path="M 0 0 L 21600 0 21600 21600 0 21600 0 0 Z N"/>
        </draw:custom-shape>
        <draw:custom-shape draw:style-name="gr42" draw:text-style-name="P2" draw:layer="layout" svg:width="11.43cm" svg:height="1.016cm" svg:x="10.668cm" svg:y="7.62cm">
          <text:p/>
          <draw:enhanced-geometry svg:viewBox="0 0 21600 21600" draw:type="rectangle" draw:enhanced-path="M 0 0 L 21600 0 21600 21600 0 21600 0 0 Z N"/>
        </draw:custom-shape>
        <draw:custom-shape draw:style-name="gr42" draw:text-style-name="P2" draw:layer="layout" svg:width="11.43cm" svg:height="1.016cm" svg:x="10.668cm" svg:y="6.60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custom-shape draw:style-name="gr43" draw:text-style-name="P3" draw:layer="layout" svg:width="13.208cm" svg:height="2.794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2.386cm">
          <text:p text:style-name="P1"><text:span text:style-name="T1">단</text:span><text:span text:style-name="T1">자</text:span><text:span text:style-name="T1">1</text:span></text:p>
          <draw:enhanced-geometry svg:viewBox="0 0 21600 21600" draw:type="rectangle" draw:enhanced-path="M 0 0 L 21600 0 21600 21600 0 21600 0 0 Z N"/>
        </draw:custom-shape>
        <draw:frame draw:style-name="gr34" draw:text-style-name="P8" draw:layer="layout" svg:width="2.204cm" svg:height="1.17cm" svg:x="0.963cm" svg:y="1.016cm">
          <draw:text-box>
            <text:p>허브1</text:p>
          </draw:text-box>
        </draw:frame>
        <draw:custom-shape draw:style-name="gr30" draw:text-style-name="P16" draw:layer="layout" svg:width="2.032cm" svg:height="0.762cm" svg:x="4.572cm" svg:y="2.3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2.3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176cm" svg:y="2.386cm">
          <text:p text:style-name="P1"><text:span text:style-name="T1">단</text:span><text:span text:style-name="T1">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27cm" svg:y="7.074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572cm" svg:y="7.074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874cm" svg:y="7.074cm">
          <text:p text:style-name="P1"><text:span text:style-name="T1">MAC C</text:span></text:p>
          <draw:enhanced-geometry svg:viewBox="0 0 21600 21600" draw:type="rectangle" draw:enhanced-path="M 0 0 L 21600 0 21600 21600 0 21600 0 0 Z N"/>
        </draw:custom-shape>
        <draw:custom-shape draw:style-name="gr43" draw:text-style-name="P3" draw:layer="layout" svg:width="13.208cm" svg:height="2.794cm" svg:x="13.97cm" svg:y="5.334cm">
          <text:p/>
          <draw:enhanced-geometry svg:viewBox="0 0 21600 21600" draw:type="rectangle" draw:enhanced-path="M 0 0 L 21600 0 21600 21600 0 21600 0 0 Z N"/>
        </draw:custom-shape>
        <draw:custom-shape draw:style-name="gr30" draw:text-style-name="P16" draw:layer="layout" svg:width="2.032cm" svg:height="0.762cm" svg:x="14.478cm" svg:y="6.958cm">
          <text:p text:style-name="P1"><text:span text:style-name="T1">단자</text:span><text:span text:style-name="T1">1</text:span></text:p>
          <draw:enhanced-geometry svg:viewBox="0 0 21600 21600" draw:type="rectangle" draw:enhanced-path="M 0 0 L 21600 0 21600 21600 0 21600 0 0 Z N"/>
        </draw:custom-shape>
        <draw:frame draw:style-name="gr34" draw:text-style-name="P8" draw:layer="layout" svg:width="2.204cm" svg:height="1.17cm" svg:x="15.576cm" svg:y="5.434cm">
          <draw:text-box>
            <text:p>허브2</text:p>
          </draw:text-box>
        </draw:frame>
        <draw:custom-shape draw:style-name="gr30" draw:text-style-name="P16" draw:layer="layout" svg:width="2.032cm" svg:height="0.762cm" svg:x="17.78cm" svg:y="6.958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21.082cm" svg:y="6.958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24.384cm" svg:y="6.958cm">
          <text:p text:style-name="P1"><text:span text:style-name="T1">단자</text:span><text:span text:style-name="T1">4</text:span></text:p>
          <draw:enhanced-geometry svg:viewBox="0 0 21600 21600" draw:type="rectangle" draw:enhanced-path="M 0 0 L 21600 0 21600 21600 0 21600 0 0 Z N"/>
        </draw:custom-shape>
        <draw:line draw:style-name="gr31" draw:text-style-name="P3" draw:layer="layout" svg:x1="2.286cm" svg:y1="3.148cm" svg:x2="2.286cm" svg:y2="7.112cm">
          <text:p/>
        </draw:line>
        <draw:line draw:style-name="gr31" draw:text-style-name="P3" draw:layer="layout" svg:x1="5.588cm" svg:y1="3.148cm" svg:x2="5.588cm" svg:y2="7.112cm">
          <text:p/>
        </draw:line>
        <draw:line draw:style-name="gr31" draw:text-style-name="P3" draw:layer="layout" svg:x1="8.89cm" svg:y1="3.11cm" svg:x2="8.89cm" svg:y2="7.074cm">
          <text:p/>
        </draw:line>
        <draw:line draw:style-name="gr31" draw:text-style-name="P3" draw:layer="layout" svg:x1="12.192cm" svg:y1="3.148cm" svg:x2="15.494cm" svg:y2="6.958cm">
          <text:p/>
        </draw:line>
        <draw:custom-shape draw:style-name="gr30" draw:text-style-name="P16" draw:layer="layout" svg:width="2.032cm" svg:height="0.762cm" svg:x="14.478cm" svg:y="10.668cm">
          <text:p text:style-name="P1"><text:span text:style-name="T1">컴퓨터</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7.78cm" svg:y="10.668cm">
          <text:p text:style-name="P1"><text:span text:style-name="T1">MAC E</text:span></text:p>
          <draw:enhanced-geometry svg:viewBox="0 0 21600 21600" draw:type="rectangle" draw:enhanced-path="M 0 0 L 21600 0 21600 21600 0 21600 0 0 Z N"/>
        </draw:custom-shape>
        <draw:custom-shape draw:style-name="gr30" draw:text-style-name="P16" draw:layer="layout" svg:width="2.032cm" svg:height="0.762cm" svg:x="21.108cm" svg:y="10.699cm">
          <text:p text:style-name="P1"><text:span text:style-name="T1">MAC F</text:span></text:p>
          <draw:enhanced-geometry svg:viewBox="0 0 21600 21600" draw:type="rectangle" draw:enhanced-path="M 0 0 L 21600 0 21600 21600 0 21600 0 0 Z N"/>
        </draw:custom-shape>
        <draw:custom-shape draw:style-name="gr30" draw:text-style-name="P16" draw:layer="layout" svg:width="2.032cm" svg:height="0.762cm" svg:x="14.478cm" svg:y="10.668cm">
          <text:p text:style-name="P1"><text:span text:style-name="T1">MAC D</text:span></text:p>
          <draw:enhanced-geometry svg:viewBox="0 0 21600 21600" draw:type="rectangle" draw:enhanced-path="M 0 0 L 21600 0 21600 21600 0 21600 0 0 Z N"/>
        </draw:custom-shape>
        <draw:custom-shape draw:style-name="gr30" draw:text-style-name="P16" draw:layer="layout" svg:width="2.032cm" svg:height="0.762cm" svg:x="24.384cm" svg:y="10.668cm">
          <text:p text:style-name="P1"><text:span text:style-name="T1">MAC G</text:span></text:p>
          <draw:enhanced-geometry svg:viewBox="0 0 21600 21600" draw:type="rectangle" draw:enhanced-path="M 0 0 L 21600 0 21600 21600 0 21600 0 0 Z N"/>
        </draw:custom-shape>
        <draw:line draw:style-name="gr31" draw:text-style-name="P3" draw:layer="layout" svg:x1="15.494cm" svg:y1="7.72cm" svg:x2="15.494cm" svg:y2="10.668cm">
          <text:p/>
        </draw:line>
        <draw:line draw:style-name="gr31" draw:text-style-name="P3" draw:layer="layout" svg:x1="18.796cm" svg:y1="7.72cm" svg:x2="18.796cm" svg:y2="10.668cm">
          <text:p/>
        </draw:line>
        <draw:line draw:style-name="gr31" draw:text-style-name="P3" draw:layer="layout" svg:x1="22.098cm" svg:y1="7.72cm" svg:x2="22.098cm" svg:y2="10.668cm">
          <text:p/>
        </draw:line>
        <draw:line draw:style-name="gr31" draw:text-style-name="P3" draw:layer="layout" svg:x1="25.4cm" svg:y1="7.72cm" svg:x2="25.4cm" svg:y2="10.668cm">
          <text:p/>
        </draw:line>
        <presentation:notes draw:style-name="dp2">
          <draw:page-thumbnail draw:style-name="gr3"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custom-shape draw:style-name="gr44" draw:text-style-name="P3" draw:layer="layout" svg:width="13.208cm" svg:height="3.81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3.286cm">
          <text:p text:style-name="P1"><text:span text:style-name="T1">단자</text:span><text:span text:style-name="T1">1</text:span></text:p>
          <draw:enhanced-geometry svg:viewBox="0 0 21600 21600" draw:type="rectangle" draw:enhanced-path="M 0 0 L 21600 0 21600 21600 0 21600 0 0 Z N"/>
        </draw:custom-shape>
        <draw:frame draw:style-name="gr45" draw:text-style-name="P8" draw:layer="layout" svg:width="3.609cm" svg:height="1.17cm" svg:x="0.963cm" svg:y="1.016cm">
          <draw:text-box>
            <text:p>이더넷 허브</text:p>
          </draw:text-box>
        </draw:frame>
        <draw:custom-shape draw:style-name="gr30" draw:text-style-name="P16" draw:layer="layout" svg:width="2.032cm" svg:height="0.762cm" svg:x="4.572cm" svg:y="3.2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3.2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5.08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5.08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5.08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4.048cm" svg:x2="2.286cm" svg:y2="5.08cm">
          <text:p/>
        </draw:line>
        <draw:custom-shape draw:style-name="gr30" draw:text-style-name="P16" draw:layer="layout" svg:width="2.032cm" svg:height="0.762cm" svg:x="11.274cm" svg:y="3.2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5.08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2.54cm" svg:x2="12.192cm" svg:y2="2.54cm">
          <text:p/>
        </draw:line>
        <draw:line draw:style-name="gr31" draw:text-style-name="P3" draw:layer="layout" svg:x1="2.286cm" svg:y1="3.286cm" svg:x2="2.286cm" svg:y2="2.54cm">
          <text:p/>
        </draw:line>
        <draw:line draw:style-name="gr31" draw:text-style-name="P3" draw:layer="layout" svg:x1="5.588cm" svg:y1="3.286cm" svg:x2="5.588cm" svg:y2="2.54cm">
          <text:p/>
        </draw:line>
        <draw:line draw:style-name="gr31" draw:text-style-name="P3" draw:layer="layout" svg:x1="8.89cm" svg:y1="3.286cm" svg:x2="8.89cm" svg:y2="2.54cm">
          <text:p/>
        </draw:line>
        <draw:line draw:style-name="gr31" draw:text-style-name="P3" draw:layer="layout" svg:x1="12.192cm" svg:y1="3.286cm" svg:x2="12.192cm" svg:y2="2.54cm">
          <text:p/>
        </draw:line>
        <draw:line draw:style-name="gr31" draw:text-style-name="P3" draw:layer="layout" svg:x1="5.588cm" svg:y1="4.048cm" svg:x2="5.588cm" svg:y2="5.08cm">
          <text:p/>
        </draw:line>
        <draw:line draw:style-name="gr31" draw:text-style-name="P3" draw:layer="layout" svg:x1="8.89cm" svg:y1="4.064cm" svg:x2="8.89cm" svg:y2="5.096cm">
          <text:p/>
        </draw:line>
        <draw:line draw:style-name="gr31" draw:text-style-name="P3" draw:layer="layout" svg:x1="12.192cm" svg:y1="4.064cm" svg:x2="12.192cm" svg:y2="5.096cm">
          <text:p/>
        </draw:line>
        <presentation:notes draw:style-name="dp2">
          <draw:page-thumbnail draw:style-name="gr3"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44" draw:text-style-name="P3" draw:layer="layout" svg:width="13.208cm" svg:height="3.81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3.286cm">
          <text:p text:style-name="P1"><text:span text:style-name="T1">단자</text:span><text:span text:style-name="T1">1</text:span></text:p>
          <draw:enhanced-geometry svg:viewBox="0 0 21600 21600" draw:type="rectangle" draw:enhanced-path="M 0 0 L 21600 0 21600 21600 0 21600 0 0 Z N"/>
        </draw:custom-shape>
        <draw:frame draw:style-name="gr45" draw:text-style-name="P8" draw:layer="layout" svg:width="3.609cm" svg:height="1.17cm" svg:x="0.963cm" svg:y="1.016cm">
          <draw:text-box>
            <text:p>이더넷 허브</text:p>
          </draw:text-box>
        </draw:frame>
        <draw:custom-shape draw:style-name="gr30" draw:text-style-name="P16" draw:layer="layout" svg:width="2.032cm" svg:height="0.762cm" svg:x="4.572cm" svg:y="3.2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3.2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5.08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5.08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5.08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4.048cm" svg:x2="2.286cm" svg:y2="5.08cm">
          <text:p/>
        </draw:line>
        <draw:custom-shape draw:style-name="gr30" draw:text-style-name="P16" draw:layer="layout" svg:width="2.032cm" svg:height="0.762cm" svg:x="11.274cm" svg:y="3.2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5.08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2.54cm" svg:x2="12.192cm" svg:y2="2.54cm">
          <text:p/>
        </draw:line>
        <draw:line draw:style-name="gr31" draw:text-style-name="P3" draw:layer="layout" svg:x1="2.286cm" svg:y1="3.286cm" svg:x2="2.286cm" svg:y2="2.54cm">
          <text:p/>
        </draw:line>
        <draw:line draw:style-name="gr31" draw:text-style-name="P3" draw:layer="layout" svg:x1="5.588cm" svg:y1="3.286cm" svg:x2="5.588cm" svg:y2="2.54cm">
          <text:p/>
        </draw:line>
        <draw:line draw:style-name="gr31" draw:text-style-name="P3" draw:layer="layout" svg:x1="8.89cm" svg:y1="3.286cm" svg:x2="8.89cm" svg:y2="2.54cm">
          <text:p/>
        </draw:line>
        <draw:line draw:style-name="gr31" draw:text-style-name="P3" draw:layer="layout" svg:x1="12.192cm" svg:y1="3.286cm" svg:x2="12.192cm" svg:y2="2.54cm">
          <text:p/>
        </draw:line>
        <draw:line draw:style-name="gr31" draw:text-style-name="P3" draw:layer="layout" svg:x1="5.588cm" svg:y1="4.048cm" svg:x2="5.588cm" svg:y2="5.08cm">
          <text:p/>
        </draw:line>
        <draw:line draw:style-name="gr31" draw:text-style-name="P3" draw:layer="layout" svg:x1="8.89cm" svg:y1="4.064cm" svg:x2="8.89cm" svg:y2="5.096cm">
          <text:p/>
        </draw:line>
        <draw:line draw:style-name="gr31" draw:text-style-name="P3" draw:layer="layout" svg:x1="12.192cm" svg:y1="4.064cm" svg:x2="12.192cm" svg:y2="5.096cm">
          <text:p/>
        </draw:line>
        <draw:custom-shape draw:style-name="gr46" draw:text-style-name="P20" draw:layer="layout" svg:width="0.508cm" svg:height="0.762cm" svg:x="2.032cm" svg:y="4.164cm">
          <text:p/>
          <draw:enhanced-geometry svg:viewBox="0 0 21600 21600"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custom-shape draw:style-name="gr44" draw:text-style-name="P3" draw:layer="layout" svg:width="13.208cm" svg:height="3.81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3.286cm">
          <text:p text:style-name="P1"><text:span text:style-name="T1">단자</text:span><text:span text:style-name="T1">1</text:span></text:p>
          <draw:enhanced-geometry svg:viewBox="0 0 21600 21600" draw:type="rectangle" draw:enhanced-path="M 0 0 L 21600 0 21600 21600 0 21600 0 0 Z N"/>
        </draw:custom-shape>
        <draw:frame draw:style-name="gr45" draw:text-style-name="P8" draw:layer="layout" svg:width="3.609cm" svg:height="1.17cm" svg:x="0.963cm" svg:y="1.016cm">
          <draw:text-box>
            <text:p>이더넷 허브</text:p>
          </draw:text-box>
        </draw:frame>
        <draw:custom-shape draw:style-name="gr30" draw:text-style-name="P16" draw:layer="layout" svg:width="2.032cm" svg:height="0.762cm" svg:x="4.572cm" svg:y="3.2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3.2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5.08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5.08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5.08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4.048cm" svg:x2="2.286cm" svg:y2="5.08cm">
          <text:p/>
        </draw:line>
        <draw:custom-shape draw:style-name="gr30" draw:text-style-name="P16" draw:layer="layout" svg:width="2.032cm" svg:height="0.762cm" svg:x="11.274cm" svg:y="3.2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5.08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2.54cm" svg:x2="12.192cm" svg:y2="2.54cm">
          <text:p/>
        </draw:line>
        <draw:line draw:style-name="gr31" draw:text-style-name="P3" draw:layer="layout" svg:x1="2.286cm" svg:y1="3.286cm" svg:x2="2.286cm" svg:y2="2.54cm">
          <text:p/>
        </draw:line>
        <draw:line draw:style-name="gr31" draw:text-style-name="P3" draw:layer="layout" svg:x1="5.588cm" svg:y1="3.286cm" svg:x2="5.588cm" svg:y2="2.54cm">
          <text:p/>
        </draw:line>
        <draw:line draw:style-name="gr31" draw:text-style-name="P3" draw:layer="layout" svg:x1="8.89cm" svg:y1="3.286cm" svg:x2="8.89cm" svg:y2="2.54cm">
          <text:p/>
        </draw:line>
        <draw:line draw:style-name="gr31" draw:text-style-name="P3" draw:layer="layout" svg:x1="12.192cm" svg:y1="3.286cm" svg:x2="12.192cm" svg:y2="2.54cm">
          <text:p/>
        </draw:line>
        <draw:line draw:style-name="gr31" draw:text-style-name="P3" draw:layer="layout" svg:x1="5.588cm" svg:y1="4.048cm" svg:x2="5.588cm" svg:y2="5.08cm">
          <text:p/>
        </draw:line>
        <draw:line draw:style-name="gr31" draw:text-style-name="P3" draw:layer="layout" svg:x1="8.89cm" svg:y1="4.064cm" svg:x2="8.89cm" svg:y2="5.096cm">
          <text:p/>
        </draw:line>
        <draw:line draw:style-name="gr31" draw:text-style-name="P3" draw:layer="layout" svg:x1="12.192cm" svg:y1="4.064cm" svg:x2="12.192cm" svg:y2="5.096cm">
          <text:p/>
        </draw:line>
        <draw:custom-shape draw:style-name="gr47" draw:text-style-name="P20" draw:layer="layout" svg:width="0.508cm" svg:height="0.762cm" svg:x="5.334cm" svg:y="4.318cm">
          <text:p/>
          <draw:enhanced-geometry svg:viewBox="0 0 21600 21600" draw:text-areas="?f0 ?f7 ?f2 21600" draw:mirror-vertical="tru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20" draw:layer="layout" svg:width="0.508cm" svg:height="0.762cm" svg:x="8.636cm" svg:y="4.318cm">
          <text:p/>
          <draw:enhanced-geometry svg:viewBox="0 0 21600 21600" draw:text-areas="?f0 ?f7 ?f2 21600" draw:mirror-vertical="tru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20" draw:layer="layout" svg:width="0.508cm" svg:height="0.762cm" svg:x="11.938cm" svg:y="4.318cm">
          <text:p/>
          <draw:enhanced-geometry svg:viewBox="0 0 21600 21600" draw:text-areas="?f0 ?f7 ?f2 21600" draw:mirror-vertical="tru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custom-shape draw:style-name="gr49"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5"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48" draw:text-style-name="P20" draw:layer="layout" svg:width="0.508cm" svg:height="0.762cm" svg:x="22.86cm" svg:y="8.382cm">
          <text:p/>
          <draw:enhanced-geometry svg:viewBox="0 0 21600 21600" draw:text-areas="?f0 ?f7 ?f2 21600" draw:mirror-vertical="tru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 draw:text-style-name="P16" draw:layer="layout" svg:width="11.938cm" svg:height="2.286cm" svg:x="1.27cm" svg:y="2.286cm">
          <text:p text:style-name="P21"><text:span text:style-name="T1">빈 </text:span><text:span text:style-name="T1">MAC Address Table</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48" draw:text-style-name="P20" draw:layer="layout" svg:width="0.508cm" svg:height="0.762cm" svg:x="20.32cm" svg:y="8.636cm">
          <text:p/>
          <draw:enhanced-geometry svg:viewBox="0 0 21600 21600" draw:text-areas="?f0 ?f7 ?f2 21600" draw:mirror-vertical="fals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49"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text:span><text:span text:style-name="T1">자</text:span><text:span text:style-name="T1">1</text:span></text:p>
          <draw:enhanced-geometry svg:viewBox="0 0 21600 21600" draw:type="rectangle" draw:enhanced-path="M 0 0 L 21600 0 21600 21600 0 21600 0 0 Z N"/>
        </draw:custom-shape>
        <draw:frame draw:style-name="gr45"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48" draw:text-style-name="P20" draw:layer="layout" svg:width="0.508cm" svg:height="0.762cm" svg:x="22.86cm" svg:y="8.382cm">
          <text:p/>
          <draw:enhanced-geometry svg:viewBox="0 0 21600 21600" draw:text-areas="?f0 ?f7 ?f2 21600" draw:mirror-vertical="tru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 draw:text-style-name="P22" draw:layer="layout" svg:width="11.938cm" svg:height="2.286cm" svg:x="1.27cm" svg:y="2.286cm">
          <text:p text:style-name="P21"><text:span text:style-name="T1">빈 </text:span><text:span text:style-name="T1">MAC Address Table</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47" draw:text-style-name="P20" draw:layer="layout" svg:width="0.508cm" svg:height="0.762cm" svg:x="2.032cm" svg:y="6.096cm">
          <text:p/>
          <draw:enhanced-geometry svg:viewBox="0 0 21600 21600" draw:text-areas="?f0 ?f7 ?f2 21600" draw:mirror-vertical="fals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custom-shape draw:style-name="gr49"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5"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48" draw:text-style-name="P20" draw:layer="layout" svg:width="0.508cm" svg:height="0.762cm" svg:x="22.86cm" svg:y="8.382cm">
          <text:p/>
          <draw:enhanced-geometry svg:viewBox="0 0 21600 21600" draw:text-areas="?f0 ?f7 ?f2 21600" draw:mirror-vertical="tru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 draw:text-style-name="P22" draw:layer="layout" svg:width="11.938cm" svg:height="2.286cm" svg:x="1.27cm" svg:y="2.286cm">
          <text:p text:style-name="P21"><text:span text:style-name="T1">M</text:span><text:span text:style-name="T1">AC </text:span><text:span text:style-name="T1">A</text:span><text:span text:style-name="T1">는 </text:span><text:span text:style-name="T1">단</text:span><text:span text:style-name="T1">자 </text:span><text:span text:style-name="T1">1</text:span><text:span text:style-name="T1">에 </text:span><text:span text:style-name="T1">있</text:span><text:span text:style-name="T1">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47" draw:text-style-name="P20" draw:layer="layout" svg:width="0.508cm" svg:height="0.762cm" svg:x="2.032cm" svg:y="6.096cm">
          <text:p/>
          <draw:enhanced-geometry svg:viewBox="0 0 21600 21600" draw:text-areas="?f0 ?f7 ?f2 21600" draw:mirror-vertical="fals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custom-shape draw:style-name="gr49"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5"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48" draw:text-style-name="P20" draw:layer="layout" svg:width="0.508cm" svg:height="0.762cm" svg:x="5.334cm" svg:y="6.35cm">
          <text:p/>
          <draw:enhanced-geometry svg:viewBox="0 0 21600 21600" draw:text-areas="?f0 ?f7 ?f2 21600" draw:mirror-vertical="tru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 draw:text-style-name="P22" draw:layer="layout" svg:width="11.938cm" svg:height="2.286cm" svg:x="1.27cm" svg:y="2.286cm">
          <text:p text:style-name="P21"><text:span text:style-name="T1">MAC A</text:span><text:span text:style-name="T1">는 단자 </text:span><text:span text:style-name="T1">1</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48" draw:text-style-name="P20" draw:layer="layout" svg:width="0.508cm" svg:height="0.762cm" svg:x="8.636cm" svg:y="6.35cm">
          <text:p/>
          <draw:enhanced-geometry svg:viewBox="0 0 21600 21600" draw:text-areas="?f0 ?f7 ?f2 21600" draw:mirror-vertical="tru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20" draw:layer="layout" svg:width="0.508cm" svg:height="0.762cm" svg:x="11.938cm" svg:y="6.35cm">
          <text:p/>
          <draw:enhanced-geometry svg:viewBox="0 0 21600 21600" draw:text-areas="?f0 ?f7 ?f2 21600" draw:mirror-vertical="tru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custom-shape draw:style-name="gr49"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5"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0" draw:text-style-name="P22" draw:layer="layout" svg:width="11.938cm" svg:height="2.286cm" svg:x="1.27cm" svg:y="2.286cm">
          <text:p text:style-name="P21"><text:span text:style-name="T1">MAC A</text:span><text:span text:style-name="T1">는 단자 </text:span><text:span text:style-name="T1">1</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48" draw:text-style-name="P20" draw:layer="layout" svg:width="0.508cm" svg:height="0.762cm" svg:x="11.43cm" svg:y="10.668cm">
          <text:p/>
          <draw:enhanced-geometry svg:viewBox="0 0 21600 21600" draw:text-areas="?f0 ?f7 ?f2 21600" draw:mirror-vertical="true" draw:mirror-horizontal="fals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20" draw:layer="layout" svg:width="0.508cm" svg:height="0.762cm" svg:x="11.938cm" svg:y="6.096cm">
          <text:p/>
          <draw:enhanced-geometry svg:viewBox="0 0 21600 21600" draw:text-areas="?f0 ?f7 ?f2 21600" draw:mirror-vertical="fals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custom-shape draw:style-name="gr49"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5"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0" draw:text-style-name="P22" draw:layer="layout" svg:width="11.938cm" svg:height="2.286cm" svg:x="1.27cm" svg:y="2.286cm">
          <text:p text:style-name="P21"><text:span text:style-name="T1">MAC A</text:span><text:span text:style-name="T1">는 단자 </text:span><text:span text:style-name="T1">1</text:span><text:span text:style-name="T1">에 있음</text:span><text:span text:style-name="T1">.</text:span></text:p>
          <text:p text:style-name="P21"><text:span text:style-name="T1">MAC D</text:span><text:span text:style-name="T1">는 단자 </text:span><text:span text:style-name="T1">4</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48" draw:text-style-name="P20" draw:layer="layout" svg:width="0.508cm" svg:height="0.762cm" svg:x="11.43cm" svg:y="10.668cm">
          <text:p/>
          <draw:enhanced-geometry svg:viewBox="0 0 21600 21600" draw:text-areas="?f0 ?f7 ?f2 21600" draw:mirror-vertical="true" draw:mirror-horizontal="fals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20" draw:layer="layout" svg:width="0.508cm" svg:height="0.762cm" svg:x="11.938cm" svg:y="6.096cm">
          <text:p/>
          <draw:enhanced-geometry svg:viewBox="0 0 21600 21600" draw:text-areas="?f0 ?f7 ?f2 21600" draw:mirror-vertical="fals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custom-shape draw:style-name="gr49"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5"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0" draw:text-style-name="P22" draw:layer="layout" svg:width="11.938cm" svg:height="2.286cm" svg:x="1.27cm" svg:y="2.286cm">
          <text:p text:style-name="P21"><text:span text:style-name="T1">MAC A</text:span><text:span text:style-name="T1">는 단자 </text:span><text:span text:style-name="T1">1</text:span><text:span text:style-name="T1">에 있음</text:span><text:span text:style-name="T1">.</text:span></text:p>
          <text:p text:style-name="P21"><text:span text:style-name="T1">MAC D</text:span><text:span text:style-name="T1">는 단자 </text:span><text:span text:style-name="T1">4</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48" draw:text-style-name="P20" draw:layer="layout" svg:width="0.508cm" svg:height="0.762cm" svg:x="2.032cm" svg:y="6.35cm">
          <text:p/>
          <draw:enhanced-geometry svg:viewBox="0 0 21600 21600" draw:text-areas="?f0 ?f7 ?f2 21600" draw:mirror-vertical="true" draw:mirror-horizontal="false"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custom-shape draw:style-name="gr51" draw:text-style-name="P16" draw:layer="layout" svg:width="2.54cm" svg:height="0.762cm" svg:x="5.08cm" svg:y="11.684cm">
          <text:p text:style-name="P1"><text:span text:style-name="T1">이더넷 </text:span><text:span text:style-name="T1">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6.6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13.684cm" svg:x2="6.35cm" svg:y2="12.446cm">
          <text:p/>
        </draw:line>
        <draw:line draw:style-name="gr31" draw:text-style-name="P3" draw:layer="layout" svg:x1="4.826cm" svg:y1="13.684cm" svg:x2="6.35cm" svg:y2="12.446cm">
          <text:p/>
        </draw:line>
        <draw:line draw:style-name="gr31" draw:text-style-name="P3" draw:layer="layout" svg:x1="7.62cm" svg:y1="13.716cm" svg:x2="6.35cm" svg:y2="12.446cm">
          <text:p/>
        </draw:line>
        <draw:line draw:style-name="gr31" draw:text-style-name="P3" draw:layer="layout" svg:x1="10.414cm" svg:y1="13.716cm" svg:x2="6.35cm" svg:y2="12.446cm">
          <text:p/>
        </draw:line>
        <draw:custom-shape draw:style-name="gr51" draw:text-style-name="P16" draw:layer="layout" svg:width="2.54cm" svg:height="0.762cm" svg:x="20.574cm" svg:y="11.68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5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9.3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2.098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892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17.526cm" svg:y1="13.684cm" svg:x2="21.844cm" svg:y2="12.446cm">
          <text:p/>
        </draw:line>
        <draw:line draw:style-name="gr31" draw:text-style-name="P3" draw:layer="layout" svg:x1="20.32cm" svg:y1="13.684cm" svg:x2="21.844cm" svg:y2="12.446cm">
          <text:p/>
        </draw:line>
        <draw:line draw:style-name="gr31" draw:text-style-name="P3" draw:layer="layout" svg:x1="23.114cm" svg:y1="13.716cm" svg:x2="21.844cm" svg:y2="12.446cm">
          <text:p/>
        </draw:line>
        <draw:line draw:style-name="gr31" draw:text-style-name="P3" draw:layer="layout" svg:x1="25.908cm" svg:y1="13.716cm" svg:x2="21.844cm" svg:y2="12.446cm">
          <text:p/>
        </draw:line>
        <draw:custom-shape draw:style-name="gr51" draw:text-style-name="P16" draw:layer="layout" svg:width="2.54cm" svg:height="0.762cm" svg:x="12.7cm" svg:y="9.652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8.636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1.43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4.224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7.018cm" svg:y="11.684cm">
          <text:p text:style-name="P1"><text:span text:style-name="T1">NIC</text:span></text:p>
          <draw:enhanced-geometry svg:viewBox="0 0 21600 21600" draw:type="rectangle" draw:enhanced-path="M 0 0 L 21600 0 21600 21600 0 21600 0 0 Z N"/>
        </draw:custom-shape>
        <draw:line draw:style-name="gr31" draw:text-style-name="P3" draw:layer="layout" svg:x1="9.652cm" svg:y1="11.652cm" svg:x2="13.97cm" svg:y2="10.414cm">
          <text:p/>
        </draw:line>
        <draw:line draw:style-name="gr31" draw:text-style-name="P3" draw:layer="layout" svg:x1="12.446cm" svg:y1="11.652cm" svg:x2="13.97cm" svg:y2="10.414cm">
          <text:p/>
        </draw:line>
        <draw:line draw:style-name="gr31" draw:text-style-name="P3" draw:layer="layout" svg:x1="15.24cm" svg:y1="11.684cm" svg:x2="13.97cm" svg:y2="10.414cm">
          <text:p/>
        </draw:line>
        <draw:line draw:style-name="gr31" draw:text-style-name="P3" draw:layer="layout" svg:x1="18.034cm" svg:y1="11.684cm" svg:x2="13.97cm" svg:y2="10.414cm">
          <text:p/>
        </draw:line>
        <draw:custom-shape draw:style-name="gr51" draw:text-style-name="P16" draw:layer="layout" svg:width="2.54cm" svg:height="0.762cm" svg:x="20.32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25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1.844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63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17.272cm" svg:y1="8.35cm" svg:x2="21.59cm" svg:y2="7.112cm">
          <text:p/>
        </draw:line>
        <draw:line draw:style-name="gr31" draw:text-style-name="P3" draw:layer="layout" svg:x1="21.844cm" svg:y1="11.684cm" svg:x2="21.59cm" svg:y2="7.112cm">
          <text:p/>
        </draw:line>
        <draw:line draw:style-name="gr31" draw:text-style-name="P3" draw:layer="layout" svg:x1="22.86cm" svg:y1="8.382cm" svg:x2="21.59cm" svg:y2="7.112cm">
          <text:p/>
        </draw:line>
        <draw:line draw:style-name="gr31" draw:text-style-name="P3" draw:layer="layout" svg:x1="25.654cm" svg:y1="8.382cm" svg:x2="21.59cm" svg:y2="7.112cm">
          <text:p/>
        </draw:line>
        <draw:custom-shape draw:style-name="gr51" draw:text-style-name="P16" draw:layer="layout" svg:width="2.54cm" svg:height="0.762cm" svg:x="5.08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8.35cm" svg:x2="6.35cm" svg:y2="7.112cm">
          <text:p/>
        </draw:line>
        <draw:line draw:style-name="gr31" draw:text-style-name="P3" draw:layer="layout" svg:x1="4.826cm" svg:y1="8.35cm" svg:x2="6.35cm" svg:y2="7.112cm">
          <text:p/>
        </draw:line>
        <draw:line draw:style-name="gr31" draw:text-style-name="P3" draw:layer="layout" svg:x1="6.35cm" svg:y1="11.684cm" svg:x2="6.35cm" svg:y2="7.112cm">
          <text:p/>
        </draw:line>
        <draw:line draw:style-name="gr31" draw:text-style-name="P3" draw:layer="layout" svg:x1="10.414cm" svg:y1="8.382cm" svg:x2="6.35cm" svg:y2="7.112cm">
          <text:p/>
        </draw:line>
        <draw:custom-shape draw:style-name="gr52" draw:text-style-name="P23" draw:layer="layout" svg:width="2.54cm" svg:height="0.762cm" svg:x="12.7cm" svg:y="2.5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1.43cm" svg:y="4.572cm">
          <text:p text:style-name="P1"><text:span text:style-name="T1">NIC</text:span></text:p>
          <draw:enhanced-geometry svg:viewBox="0 0 21600 21600" draw:type="rectangle" draw:enhanced-path="M 0 0 L 21600 0 21600 21600 0 21600 0 0 Z N"/>
        </draw:custom-shape>
        <draw:line draw:style-name="gr31" draw:text-style-name="P3" draw:layer="layout" svg:x1="6.35cm" svg:y1="6.35cm" svg:x2="13.97cm" svg:y2="3.302cm">
          <text:p/>
        </draw:line>
        <draw:line draw:style-name="gr31" draw:text-style-name="P3" draw:layer="layout" svg:x1="12.446cm" svg:y1="4.54cm" svg:x2="13.97cm" svg:y2="3.302cm">
          <text:p/>
        </draw:line>
        <draw:line draw:style-name="gr31" draw:text-style-name="P3" draw:layer="layout" svg:x1="13.97cm" svg:y1="9.652cm" svg:x2="13.97cm" svg:y2="3.302cm">
          <text:p/>
        </draw:line>
        <draw:line draw:style-name="gr31" draw:text-style-name="P3" draw:layer="layout" svg:x1="21.59cm" svg:y1="6.35cm" svg:x2="13.97cm" svg:y2="3.302cm">
          <text:p/>
        </draw:line>
        <presentation:notes draw:style-name="dp2">
          <draw:page-thumbnail draw:style-name="gr3" draw:layer="layout" svg:width="19.798cm" svg:height="11.136cm" svg:x="0.6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custom-shape draw:style-name="gr53" draw:text-style-name="P3" draw:layer="layout" svg:width="26.924cm" svg:height="11.938cm" svg:x="0.508cm" svg:y="3.048cm">
          <text:p/>
          <draw:enhanced-geometry svg:viewBox="0 0 21600 21600" draw:path-stretchpoint-x="10800" draw:path-stretchpoint-y="10800" draw:text-areas="?f3 ?f4 ?f5 ?f6" draw:type="round-rectangle" draw:modifiers="1364.13434961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6" draw:layer="layout" svg:width="2.54cm" svg:height="0.762cm" svg:x="5.08cm" svg:y="11.684cm">
          <text:p text:style-name="P1"><text:span text:style-name="T1">이더넷 </text:span><text:span text:style-name="T1">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6.6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13.684cm" svg:x2="6.35cm" svg:y2="12.446cm">
          <text:p/>
        </draw:line>
        <draw:line draw:style-name="gr31" draw:text-style-name="P3" draw:layer="layout" svg:x1="4.826cm" svg:y1="13.684cm" svg:x2="6.35cm" svg:y2="12.446cm">
          <text:p/>
        </draw:line>
        <draw:line draw:style-name="gr31" draw:text-style-name="P3" draw:layer="layout" svg:x1="7.62cm" svg:y1="13.716cm" svg:x2="6.35cm" svg:y2="12.446cm">
          <text:p/>
        </draw:line>
        <draw:line draw:style-name="gr31" draw:text-style-name="P3" draw:layer="layout" svg:x1="10.414cm" svg:y1="13.716cm" svg:x2="6.35cm" svg:y2="12.446cm">
          <text:p/>
        </draw:line>
        <draw:custom-shape draw:style-name="gr51" draw:text-style-name="P16" draw:layer="layout" svg:width="2.54cm" svg:height="0.762cm" svg:x="20.574cm" svg:y="11.684cm">
          <text:p text:style-name="P1"><text:span text:style-name="T1">이더넷 </text:span><text:span text:style-name="T1">스위치</text:span></text:p>
          <draw:enhanced-geometry svg:viewBox="0 0 21600 21600" draw:type="rectangle" draw:enhanced-path="M 0 0 L 21600 0 21600 21600 0 21600 0 0 Z N"/>
        </draw:custom-shape>
        <draw:custom-shape draw:style-name="gr30" draw:text-style-name="P16" draw:layer="layout" svg:width="2.032cm" svg:height="0.762cm" svg:x="16.5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9.3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2.098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892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17.526cm" svg:y1="13.684cm" svg:x2="21.844cm" svg:y2="12.446cm">
          <text:p/>
        </draw:line>
        <draw:line draw:style-name="gr31" draw:text-style-name="P3" draw:layer="layout" svg:x1="20.32cm" svg:y1="13.684cm" svg:x2="21.844cm" svg:y2="12.446cm">
          <text:p/>
        </draw:line>
        <draw:line draw:style-name="gr31" draw:text-style-name="P3" draw:layer="layout" svg:x1="23.114cm" svg:y1="13.716cm" svg:x2="21.844cm" svg:y2="12.446cm">
          <text:p/>
        </draw:line>
        <draw:line draw:style-name="gr31" draw:text-style-name="P3" draw:layer="layout" svg:x1="25.908cm" svg:y1="13.716cm" svg:x2="21.844cm" svg:y2="12.446cm">
          <text:p/>
        </draw:line>
        <draw:custom-shape draw:style-name="gr51" draw:text-style-name="P16" draw:layer="layout" svg:width="2.54cm" svg:height="0.762cm" svg:x="12.7cm" svg:y="9.652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8.636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1.43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4.224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7.018cm" svg:y="11.684cm">
          <text:p text:style-name="P1"><text:span text:style-name="T1">NIC</text:span></text:p>
          <draw:enhanced-geometry svg:viewBox="0 0 21600 21600" draw:type="rectangle" draw:enhanced-path="M 0 0 L 21600 0 21600 21600 0 21600 0 0 Z N"/>
        </draw:custom-shape>
        <draw:line draw:style-name="gr31" draw:text-style-name="P3" draw:layer="layout" svg:x1="9.652cm" svg:y1="11.652cm" svg:x2="13.97cm" svg:y2="10.414cm">
          <text:p/>
        </draw:line>
        <draw:line draw:style-name="gr31" draw:text-style-name="P3" draw:layer="layout" svg:x1="12.446cm" svg:y1="11.652cm" svg:x2="13.97cm" svg:y2="10.414cm">
          <text:p/>
        </draw:line>
        <draw:line draw:style-name="gr31" draw:text-style-name="P3" draw:layer="layout" svg:x1="15.24cm" svg:y1="11.684cm" svg:x2="13.97cm" svg:y2="10.414cm">
          <text:p/>
        </draw:line>
        <draw:line draw:style-name="gr31" draw:text-style-name="P3" draw:layer="layout" svg:x1="18.034cm" svg:y1="11.684cm" svg:x2="13.97cm" svg:y2="10.414cm">
          <text:p/>
        </draw:line>
        <draw:custom-shape draw:style-name="gr51" draw:text-style-name="P16" draw:layer="layout" svg:width="2.54cm" svg:height="0.762cm" svg:x="20.32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25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1.844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63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17.272cm" svg:y1="8.35cm" svg:x2="21.59cm" svg:y2="7.112cm">
          <text:p/>
        </draw:line>
        <draw:line draw:style-name="gr31" draw:text-style-name="P3" draw:layer="layout" svg:x1="21.844cm" svg:y1="11.684cm" svg:x2="21.59cm" svg:y2="7.112cm">
          <text:p/>
        </draw:line>
        <draw:line draw:style-name="gr31" draw:text-style-name="P3" draw:layer="layout" svg:x1="22.86cm" svg:y1="8.382cm" svg:x2="21.59cm" svg:y2="7.112cm">
          <text:p/>
        </draw:line>
        <draw:line draw:style-name="gr31" draw:text-style-name="P3" draw:layer="layout" svg:x1="25.654cm" svg:y1="8.382cm" svg:x2="21.59cm" svg:y2="7.112cm">
          <text:p/>
        </draw:line>
        <draw:custom-shape draw:style-name="gr51" draw:text-style-name="P16" draw:layer="layout" svg:width="2.54cm" svg:height="0.762cm" svg:x="5.08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8.35cm" svg:x2="6.35cm" svg:y2="7.112cm">
          <text:p/>
        </draw:line>
        <draw:line draw:style-name="gr31" draw:text-style-name="P3" draw:layer="layout" svg:x1="4.826cm" svg:y1="8.35cm" svg:x2="6.35cm" svg:y2="7.112cm">
          <text:p/>
        </draw:line>
        <draw:line draw:style-name="gr31" draw:text-style-name="P3" draw:layer="layout" svg:x1="6.35cm" svg:y1="11.684cm" svg:x2="6.35cm" svg:y2="7.112cm">
          <text:p/>
        </draw:line>
        <draw:line draw:style-name="gr31" draw:text-style-name="P3" draw:layer="layout" svg:x1="10.414cm" svg:y1="8.382cm" svg:x2="6.35cm" svg:y2="7.112cm">
          <text:p/>
        </draw:line>
        <draw:custom-shape draw:style-name="gr54" draw:text-style-name="P10" draw:layer="layout" svg:width="2.54cm" svg:height="0.762cm" svg:x="12.7cm" svg:y="2.54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11.43cm" svg:y="4.572cm">
          <text:p text:style-name="P1"><text:span text:style-name="T1">NIC</text:span></text:p>
          <draw:enhanced-geometry svg:viewBox="0 0 21600 21600" draw:type="rectangle" draw:enhanced-path="M 0 0 L 21600 0 21600 21600 0 21600 0 0 Z N"/>
        </draw:custom-shape>
        <draw:line draw:style-name="gr31" draw:text-style-name="P3" draw:layer="layout" svg:x1="6.35cm" svg:y1="6.35cm" svg:x2="13.97cm" svg:y2="3.302cm">
          <text:p/>
        </draw:line>
        <draw:line draw:style-name="gr31" draw:text-style-name="P3" draw:layer="layout" svg:x1="12.446cm" svg:y1="4.54cm" svg:x2="13.97cm" svg:y2="3.302cm">
          <text:p/>
        </draw:line>
        <draw:line draw:style-name="gr31" draw:text-style-name="P3" draw:layer="layout" svg:x1="13.97cm" svg:y1="9.652cm" svg:x2="13.97cm" svg:y2="3.302cm">
          <text:p/>
        </draw:line>
        <draw:line draw:style-name="gr31" draw:text-style-name="P3" draw:layer="layout" svg:x1="21.59cm" svg:y1="6.35cm" svg:x2="13.97cm" svg:y2="3.302cm">
          <text:p/>
        </draw:line>
        <draw:custom-shape draw:style-name="gr55" draw:text-style-name="P24" draw:layer="layout" svg:width="3.81cm" svg:height="1.524cm" svg:x="11.684cm" svg:y="0.5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8" draw:layer="layout" svg:width="2.54cm" svg:height="0.962cm" svg:x="12.446cm" svg:y="0.816cm">
          <draw:text-box>
            <text:p text:style-name="P1">WAN</text:p>
          </draw:text-box>
        </draw:frame>
        <draw:line draw:style-name="gr31" draw:text-style-name="P3" draw:layer="layout" svg:x1="13.97cm" svg:y1="2.54cm" svg:x2="13.97cm" svg:y2="2.032cm">
          <text:p/>
        </draw:line>
        <draw:frame draw:style-name="gr34" draw:text-style-name="P8" draw:layer="layout" svg:width="2.255cm" svg:height="1.17cm" svg:x="0.762cm" svg:y="3.302cm">
          <draw:text-box>
            <text:p>서브넷</text:p>
          </draw:text-box>
        </draw:frame>
        <presentation:notes draw:style-name="dp2">
          <draw:page-thumbnail draw:style-name="gr3" draw:layer="layout" svg:width="19.798cm" svg:height="11.136cm" svg:x="0.6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37" draw:text-style-name="P9" draw:layer="layout" svg:width="5.334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38" draw:text-style-name="P10" draw:layer="layout" svg:width="5.334cm" svg:height="1.016cm" svg:x="5.334cm" svg:y="11.684cm">
          <text:p text:style-name="P1"><text:span text:style-name="T1">데이터 </text:span><text:span text:style-name="T1">링크 계층</text:span></text:p>
          <draw:enhanced-geometry svg:viewBox="0 0 21600 21600" draw:type="rectangle" draw:enhanced-path="M 0 0 L 21600 0 21600 21600 0 21600 0 0 Z N"/>
        </draw:custom-shape>
        <draw:custom-shape draw:style-name="gr56" draw:text-style-name="P11" draw:layer="layout" svg:width="5.334cm" svg:height="1.016cm" svg:x="5.334cm" svg:y="10.668cm">
          <text:p text:style-name="P1"><text:span text:style-name="T1">네트워크 </text:span><text:span text:style-name="T1">계층</text:span></text:p>
          <draw:enhanced-geometry svg:viewBox="0 0 21600 21600" draw:type="rectangle" draw:enhanced-path="M 0 0 L 21600 0 21600 21600 0 21600 0 0 Z N"/>
        </draw:custom-shape>
        <draw:custom-shape draw:style-name="gr39" draw:text-style-name="P2" draw:layer="layout" svg:width="5.334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39" draw:text-style-name="P2" draw:layer="layout" svg:width="5.334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39" draw:text-style-name="P2" draw:layer="layout" svg:width="5.334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39" draw:text-style-name="P2" draw:layer="layout" svg:width="5.334cm" svg:height="1.016cm" svg:x="5.334cm" svg:y="6.604cm">
          <text:p text:style-name="P1"><text:span text:style-name="T1">응용 </text:span><text:span text:style-name="T1">계층</text:span></text:p>
          <draw:enhanced-geometry svg:viewBox="0 0 21600 21600" draw:type="rectangle" draw:enhanced-path="M 0 0 L 21600 0 21600 21600 0 21600 0 0 Z N"/>
        </draw:custom-shape>
        <draw:custom-shape draw:style-name="gr40" draw:text-style-name="P9" draw:layer="layout" svg:width="11.43cm" svg:height="1.016cm" svg:x="10.668cm" svg:y="12.7cm">
          <text:p text:style-name="P1"><text:span text:style-name="T1">NIC, </text:span><text:span text:style-name="T1">케이블</text:span><text:span text:style-name="T1">, </text:span><text:span text:style-name="T1">이더넷 </text:span><text:span text:style-name="T1">허브 등</text:span></text:p>
          <draw:enhanced-geometry svg:viewBox="0 0 21600 21600" draw:type="rectangle" draw:enhanced-path="M 0 0 L 21600 0 21600 21600 0 21600 0 0 Z N"/>
        </draw:custom-shape>
        <draw:custom-shape draw:style-name="gr41" draw:text-style-name="P10" draw:layer="layout" svg:width="11.43cm" svg:height="1.016cm" svg:x="10.668cm" svg:y="11.684cm">
          <text:p text:style-name="P1"><text:span text:style-name="T1">NIC, </text:span><text:span text:style-name="T1">이더넷 스위치</text:span><text:span text:style-name="T1">, </text:span><text:span text:style-name="T1">이더넷 프레임</text:span></text:p>
          <draw:enhanced-geometry svg:viewBox="0 0 21600 21600" draw:type="rectangle" draw:enhanced-path="M 0 0 L 21600 0 21600 21600 0 21600 0 0 Z N"/>
        </draw:custom-shape>
        <draw:custom-shape draw:style-name="gr57" draw:text-style-name="P11" draw:layer="layout" svg:width="11.43cm" svg:height="1.016cm" svg:x="10.668cm" svg:y="10.668cm">
          <text:p text:style-name="P18">인터넷 프로토콜 (IP)</text:p>
          <draw:enhanced-geometry svg:viewBox="0 0 21600 21600" draw:type="rectangle" draw:enhanced-path="M 0 0 L 21600 0 21600 21600 0 21600 0 0 Z N"/>
        </draw:custom-shape>
        <draw:custom-shape draw:style-name="gr42" draw:text-style-name="P2" draw:layer="layout" svg:width="11.43cm" svg:height="1.016cm" svg:x="10.668cm" svg:y="9.652cm">
          <text:p/>
          <draw:enhanced-geometry svg:viewBox="0 0 21600 21600" draw:type="rectangle" draw:enhanced-path="M 0 0 L 21600 0 21600 21600 0 21600 0 0 Z N"/>
        </draw:custom-shape>
        <draw:custom-shape draw:style-name="gr42" draw:text-style-name="P2" draw:layer="layout" svg:width="11.43cm" svg:height="1.016cm" svg:x="10.668cm" svg:y="8.636cm">
          <text:p/>
          <draw:enhanced-geometry svg:viewBox="0 0 21600 21600" draw:type="rectangle" draw:enhanced-path="M 0 0 L 21600 0 21600 21600 0 21600 0 0 Z N"/>
        </draw:custom-shape>
        <draw:custom-shape draw:style-name="gr42" draw:text-style-name="P2" draw:layer="layout" svg:width="11.43cm" svg:height="1.016cm" svg:x="10.668cm" svg:y="7.62cm">
          <text:p/>
          <draw:enhanced-geometry svg:viewBox="0 0 21600 21600" draw:type="rectangle" draw:enhanced-path="M 0 0 L 21600 0 21600 21600 0 21600 0 0 Z N"/>
        </draw:custom-shape>
        <draw:custom-shape draw:style-name="gr42" draw:text-style-name="P2" draw:layer="layout" svg:width="11.43cm" svg:height="1.016cm" svg:x="10.668cm" svg:y="6.60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custom-shape draw:style-name="gr51" draw:text-style-name="P16" draw:layer="layout" svg:width="2.54cm" svg:height="0.762cm" svg:x="4.826cm" svg:y="0.762cm">
          <text:p text:style-name="P25"><text:span text:style-name="T1">서버</text:span></text:p>
          <draw:enhanced-geometry svg:viewBox="0 0 21600 21600" draw:type="rectangle" draw:enhanced-path="M 0 0 L 21600 0 21600 21600 0 21600 0 0 Z N"/>
        </draw:custom-shape>
        <draw:custom-shape draw:style-name="gr30" draw:text-style-name="P16" draw:layer="layout" svg:width="2.032cm" svg:height="0.762cm" svg:x="0.762cm" svg:y="2.794cm">
          <text:p text:style-name="P26"><text:span text:style-name="T1">클라이언</text:span><text:span text:style-name="T1">트</text:span></text:p>
          <draw:enhanced-geometry svg:viewBox="0 0 21600 21600" draw:type="rectangle" draw:enhanced-path="M 0 0 L 21600 0 21600 21600 0 21600 0 0 Z N"/>
        </draw:custom-shape>
        <draw:custom-shape draw:style-name="gr30" draw:text-style-name="P16" draw:layer="layout" svg:width="2.032cm" svg:height="0.762cm" svg:x="3.556cm" svg:y="2.794cm">
          <text:p text:style-name="P26"><text:span text:style-name="T1">클라이언트</text:span></text:p>
          <draw:enhanced-geometry svg:viewBox="0 0 21600 21600" draw:type="rectangle" draw:enhanced-path="M 0 0 L 21600 0 21600 21600 0 21600 0 0 Z N"/>
        </draw:custom-shape>
        <draw:custom-shape draw:style-name="gr30" draw:text-style-name="P16" draw:layer="layout" svg:width="2.032cm" svg:height="0.762cm" svg:x="6.35cm" svg:y="2.794cm">
          <text:p text:style-name="P26"><text:span text:style-name="T1">클라이언</text:span><text:span text:style-name="T1">트</text:span></text:p>
          <draw:enhanced-geometry svg:viewBox="0 0 21600 21600" draw:type="rectangle" draw:enhanced-path="M 0 0 L 21600 0 21600 21600 0 21600 0 0 Z N"/>
        </draw:custom-shape>
        <draw:custom-shape draw:style-name="gr30" draw:text-style-name="P16" draw:layer="layout" svg:width="2.032cm" svg:height="0.762cm" svg:x="9.144cm" svg:y="2.794cm">
          <text:p text:style-name="P26"><text:span text:style-name="T1">클라이언</text:span><text:span text:style-name="T1">트</text:span></text:p>
          <draw:enhanced-geometry svg:viewBox="0 0 21600 21600" draw:type="rectangle" draw:enhanced-path="M 0 0 L 21600 0 21600 21600 0 21600 0 0 Z N"/>
        </draw:custom-shape>
        <draw:line draw:style-name="gr31" draw:text-style-name="P3" draw:layer="layout" svg:x1="1.778cm" svg:y1="2.762cm" svg:x2="6.096cm" svg:y2="1.524cm">
          <text:p/>
        </draw:line>
        <draw:line draw:style-name="gr31" draw:text-style-name="P3" draw:layer="layout" svg:x1="4.572cm" svg:y1="2.762cm" svg:x2="6.096cm" svg:y2="1.524cm">
          <text:p/>
        </draw:line>
        <draw:line draw:style-name="gr31" draw:text-style-name="P3" draw:layer="layout" svg:x1="7.366cm" svg:y1="2.794cm" svg:x2="6.096cm" svg:y2="1.524cm">
          <text:p/>
        </draw:line>
        <draw:line draw:style-name="gr31" draw:text-style-name="P3" draw:layer="layout" svg:x1="10.16cm" svg:y1="2.794cm" svg:x2="6.096cm" svg:y2="1.524cm">
          <text:p/>
        </draw:line>
        <presentation:notes draw:style-name="dp2">
          <draw:page-thumbnail draw:style-name="gr3" draw:layer="layout" svg:width="19.798cm" svg:height="11.136cm" svg:x="0.6cm" svg:y="2.257cm" draw:page-number="31" presentation:class="page"/>
          <draw:frame presentation:style-name="pr1"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2T12:18:00.674821525</meta:creation-date>
    <dc:date>2019-08-12T18:17:35.637585822</dc:date>
    <meta:editing-duration>PT1H34M34S</meta:editing-duration>
    <meta:editing-cycles>7</meta:editing-cycles>
    <meta:generator>LibreOffice/6.0.7.3$Linux_X86_64 LibreOffice_project/00m0$Build-3</meta:generator>
    <meta:document-statistic meta:object-count="790"/>
  </office:meta>
</office:document-meta>
</file>